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55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flag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ce2"/>
        <table:table-column table:style-name="co3" table:default-cell-style-name="ce2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ignificant</text:p>
          </table:table-cell>
          <table:table-cell table:style-name="ce1" office:value-type="string" calcext:value-type="string">
            <text:p>factor</text:p>
          </table:table-cell>
          <table:table-cell table:style-name="ce1"/>
          <table:table-cell table:number-columns-repeated="2"/>
          <table:table-cell office:value-type="string" calcext:value-type="string">
            <text:p>10 runs</text:p>
          </table:table-cell>
        </table:table-row>
        <table:table-row table:style-name="ro1">
          <table:table-cell office:value-type="string" calcext:value-type="string">
            <text:p>-fno-tree-ccp</text:p>
          </table:table-cell>
          <table:table-cell office:value-type="float" office:value="1.3234" calcext:value-type="float">
            <text:p>1.3234</text:p>
          </table:table-cell>
          <table:table-cell table:formula="of:=[.B2]-[.$H$2]" office:value-type="float" office:value="-0.0246000000000002" calcext:value-type="float">
            <text:p>-0.0246</text:p>
          </table:table-cell>
          <table:table-cell table:formula="of:=IF(ABS([.C2])&gt;[.$H$3])" office:value-type="boolean" office:boolean-value="true" calcext:value-type="boolean">
            <text:p>TRUE</text:p>
          </table:table-cell>
          <table:table-cell table:formula="of:=[.$H$2]/[.B2]" office:value-type="float" office:value="1.01858848420735" calcext:value-type="float">
            <text:p>1.0185884842</text:p>
          </table:table-cell>
          <table:table-cell/>
          <table:table-cell office:value-type="string" calcext:value-type="string">
            <text:p>mean</text:p>
          </table:table-cell>
          <table:table-cell office:value-type="float" office:value="1.348" calcext:value-type="float">
            <text:p>1.348</text:p>
          </table:table-cell>
          <table:table-cell office:value-type="float" office:value="1.356" calcext:value-type="float">
            <text:p>1.356</text:p>
          </table:table-cell>
        </table:table-row>
        <table:table-row table:style-name="ro1">
          <table:table-cell office:value-type="string" calcext:value-type="string">
            <text:p>-fno-signed-zeros</text:p>
          </table:table-cell>
          <table:table-cell office:value-type="float" office:value="1.3244" calcext:value-type="float">
            <text:p>1.3244</text:p>
          </table:table-cell>
          <table:table-cell table:formula="of:=[.B3]-[.$H$2]" office:value-type="float" office:value="-0.0236000000000001" calcext:value-type="float">
            <text:p>-0.0236</text:p>
          </table:table-cell>
          <table:table-cell table:formula="of:=IF(ABS([.C3])&gt;[.$H$3])" office:value-type="boolean" office:boolean-value="true" calcext:value-type="boolean">
            <text:p>TRUE</text:p>
          </table:table-cell>
          <table:table-cell table:formula="of:=[.$H$2]/[.B3]" office:value-type="float" office:value="1.01781938991241" calcext:value-type="float">
            <text:p>1.0178193899</text:p>
          </table:table-cell>
          <table:table-cell/>
          <table:table-cell office:value-type="string" calcext:value-type="string">
            <text:p>std</text:p>
          </table:table-cell>
          <table:table-cell table:formula="of:=STDEV([.I2:.I11])" office:value-type="float" office:value="0.00799999999999998" calcext:value-type="float">
            <text:p>0.008</text:p>
          </table:table-cell>
          <table:table-cell office:value-type="float" office:value="1.363" calcext:value-type="float">
            <text:p>1.363</text:p>
          </table:table-cell>
        </table:table-row>
        <table:table-row table:style-name="ro1">
          <table:table-cell office:value-type="string" calcext:value-type="string">
            <text:p>-fno-inline-small-functions</text:p>
          </table:table-cell>
          <table:table-cell office:value-type="float" office:value="1.3286" calcext:value-type="float">
            <text:p>1.3286</text:p>
          </table:table-cell>
          <table:table-cell table:formula="of:=[.B4]-[.$H$2]" office:value-type="float" office:value="-0.0194000000000001" calcext:value-type="float">
            <text:p>-0.0194</text:p>
          </table:table-cell>
          <table:table-cell table:formula="of:=IF(ABS([.C4])&gt;[.$H$3])" office:value-type="boolean" office:boolean-value="true" calcext:value-type="boolean">
            <text:p>TRUE</text:p>
          </table:table-cell>
          <table:table-cell table:formula="of:=[.$H$2]/[.B4]" office:value-type="float" office:value="1.01460183651964" calcext:value-type="float">
            <text:p>1.0146018365</text:p>
          </table:table-cell>
          <table:table-cell table:number-columns-repeated="3"/>
          <table:table-cell office:value-type="float" office:value="1.348" calcext:value-type="float">
            <text:p>1.348</text:p>
          </table:table-cell>
        </table:table-row>
        <table:table-row table:style-name="ro1">
          <table:table-cell office:value-type="string" calcext:value-type="string">
            <text:p>-fno-reorder-blocks</text:p>
          </table:table-cell>
          <table:table-cell office:value-type="float" office:value="1.3309" calcext:value-type="float">
            <text:p>1.3309</text:p>
          </table:table-cell>
          <table:table-cell table:formula="of:=[.B5]-[.$H$2]" office:value-type="float" office:value="-0.0171000000000001" calcext:value-type="float">
            <text:p>-0.0171</text:p>
          </table:table-cell>
          <table:table-cell table:formula="of:=IF(ABS([.C5])&gt;[.$H$3])" office:value-type="boolean" office:boolean-value="true" calcext:value-type="boolean">
            <text:p>TRUE</text:p>
          </table:table-cell>
          <table:table-cell table:formula="of:=[.$H$2]/[.B5]" office:value-type="float" office:value="1.01284844841836" calcext:value-type="float">
            <text:p>1.0128484484</text:p>
          </table:table-cell>
          <table:table-cell table:number-columns-repeated="3"/>
          <table:table-cell office:value-type="float" office:value="1.349" calcext:value-type="float">
            <text:p>1.349</text:p>
          </table:table-cell>
        </table:table-row>
        <table:table-row table:style-name="ro1">
          <table:table-cell office:value-type="string" calcext:value-type="string">
            <text:p>-fno-tree-ch</text:p>
          </table:table-cell>
          <table:table-cell office:value-type="float" office:value="1.3358" calcext:value-type="float">
            <text:p>1.3358</text:p>
          </table:table-cell>
          <table:table-cell table:formula="of:=[.B6]-[.$H$2]" office:value-type="float" office:value="-0.0122" calcext:value-type="float">
            <text:p>-0.0122</text:p>
          </table:table-cell>
          <table:table-cell table:formula="of:=IF(ABS([.C6])&gt;[.$H$3])" office:value-type="boolean" office:boolean-value="true" calcext:value-type="boolean">
            <text:p>TRUE</text:p>
          </table:table-cell>
          <table:table-cell table:formula="of:=[.$H$2]/[.B6]" office:value-type="float" office:value="1.00913310375805" calcext:value-type="float">
            <text:p>1.0091331038</text:p>
          </table:table-cell>
          <table:table-cell table:number-columns-repeated="3"/>
          <table:table-cell office:value-type="float" office:value="1.343" calcext:value-type="float">
            <text:p>1.343</text:p>
          </table:table-cell>
        </table:table-row>
        <table:table-row table:style-name="ro1">
          <table:table-cell office:value-type="string" calcext:value-type="string">
            <text:p>-fno-tree-dce</text:p>
          </table:table-cell>
          <table:table-cell office:value-type="float" office:value="1.339" calcext:value-type="float">
            <text:p>1.339</text:p>
          </table:table-cell>
          <table:table-cell table:formula="of:=[.B7]-[.$H$2]" office:value-type="float" office:value="-0.00900000000000012" calcext:value-type="float">
            <text:p>-0.009</text:p>
          </table:table-cell>
          <table:table-cell table:formula="of:=IF(ABS([.C7])&gt;[.$H$3])" office:value-type="boolean" office:boolean-value="true" calcext:value-type="boolean">
            <text:p>TRUE</text:p>
          </table:table-cell>
          <table:table-cell table:formula="of:=[.$H$2]/[.B7]" office:value-type="float" office:value="1.0067214339059" calcext:value-type="float">
            <text:p>1.0067214339</text:p>
          </table:table-cell>
          <table:table-cell table:number-columns-repeated="3"/>
          <table:table-cell office:value-type="float" office:value="1.344" calcext:value-type="float">
            <text:p>1.344</text:p>
          </table:table-cell>
        </table:table-row>
        <table:table-row table:style-name="ro1">
          <table:table-cell office:value-type="string" calcext:value-type="string">
            <text:p>-fno-tree-ter</text:p>
          </table:table-cell>
          <table:table-cell office:value-type="float" office:value="1.3393" calcext:value-type="float">
            <text:p>1.3393</text:p>
          </table:table-cell>
          <table:table-cell table:formula="of:=[.B8]-[.$H$2]" office:value-type="float" office:value="-0.00869999999999993" calcext:value-type="float">
            <text:p>-0.0087</text:p>
          </table:table-cell>
          <table:table-cell table:formula="of:=IF(ABS([.C8])&gt;[.$H$3])" office:value-type="boolean" office:boolean-value="true" calcext:value-type="boolean">
            <text:p>TRUE</text:p>
          </table:table-cell>
          <table:table-cell table:formula="of:=[.$H$2]/[.B8]" office:value-type="float" office:value="1.00649593071007" calcext:value-type="float">
            <text:p>1.0064959307</text:p>
          </table:table-cell>
          <table:table-cell table:number-columns-repeated="3"/>
          <table:table-cell office:value-type="float" office:value="1.354" calcext:value-type="float">
            <text:p>1.354</text:p>
          </table:table-cell>
        </table:table-row>
        <table:table-row table:style-name="ro1">
          <table:table-cell office:value-type="string" calcext:value-type="string">
            <text:p>-fno-tree-vectorize</text:p>
          </table:table-cell>
          <table:table-cell office:value-type="float" office:value="1.3393" calcext:value-type="float">
            <text:p>1.3393</text:p>
          </table:table-cell>
          <table:table-cell table:formula="of:=[.B9]-[.$H$2]" office:value-type="float" office:value="-0.00869999999999993" calcext:value-type="float">
            <text:p>-0.0087</text:p>
          </table:table-cell>
          <table:table-cell table:formula="of:=IF(ABS([.C9])&gt;[.$H$3])" office:value-type="boolean" office:boolean-value="true" calcext:value-type="boolean">
            <text:p>TRUE</text:p>
          </table:table-cell>
          <table:table-cell table:formula="of:=[.$H$2]/[.B9]" office:value-type="float" office:value="1.00649593071007" calcext:value-type="float">
            <text:p>1.0064959307</text:p>
          </table:table-cell>
          <table:table-cell table:number-columns-repeated="3"/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string" calcext:value-type="string">
            <text:p>-fno-move-loop-invariants</text:p>
          </table:table-cell>
          <table:table-cell office:value-type="float" office:value="1.3396" calcext:value-type="float">
            <text:p>1.3396</text:p>
          </table:table-cell>
          <table:table-cell table:formula="of:=[.B10]-[.$H$2]" office:value-type="float" office:value="-0.00840000000000019" calcext:value-type="float">
            <text:p>-0.0084</text:p>
          </table:table-cell>
          <table:table-cell table:formula="of:=IF(ABS([.C10])&gt;[.$H$3])" office:value-type="boolean" office:boolean-value="true" calcext:value-type="boolean">
            <text:p>TRUE</text:p>
          </table:table-cell>
          <table:table-cell table:formula="of:=[.$H$2]/[.B10]" office:value-type="float" office:value="1.00627052851598" calcext:value-type="float">
            <text:p>1.0062705285</text:p>
          </table:table-cell>
          <table:table-cell table:number-columns-repeated="3"/>
          <table:table-cell office:value-type="float" office:value="1.346" calcext:value-type="float">
            <text:p>1.346</text:p>
          </table:table-cell>
        </table:table-row>
        <table:table-row table:style-name="ro1">
          <table:table-cell office:value-type="string" calcext:value-type="string">
            <text:p>-fno-guess-branch-probability</text:p>
          </table:table-cell>
          <table:table-cell office:value-type="float" office:value="1.3418" calcext:value-type="float">
            <text:p>1.3418</text:p>
          </table:table-cell>
          <table:table-cell table:formula="of:=[.B11]-[.$H$2]" office:value-type="float" office:value="-0.00619999999999998" calcext:value-type="float">
            <text:p>-0.0062</text:p>
          </table:table-cell>
          <table:table-cell table:formula="of:=IF(ABS([.C11])&gt;[.$H$3])" office:value-type="boolean" office:boolean-value="false" calcext:value-type="boolean">
            <text:p>FALSE</text:p>
          </table:table-cell>
          <table:table-cell table:formula="of:=[.$H$2]/[.B11]" office:value-type="float" office:value="1.00462065881652" calcext:value-type="float">
            <text:p>1.0046206588</text:p>
          </table:table-cell>
          <table:table-cell table:number-columns-repeated="3"/>
          <table:table-cell office:value-type="float" office:value="1.342" calcext:value-type="float">
            <text:p>1.342</text:p>
          </table:table-cell>
        </table:table-row>
        <table:table-row table:style-name="ro1">
          <table:table-cell office:value-type="string" calcext:value-type="string">
            <text:p>-fno-sched-last-insn-heuristic</text:p>
          </table:table-cell>
          <table:table-cell office:value-type="float" office:value="1.3421" calcext:value-type="float">
            <text:p>1.3421</text:p>
          </table:table-cell>
          <table:table-cell table:formula="of:=[.B12]-[.$H$2]" office:value-type="float" office:value="-0.00590000000000002" calcext:value-type="float">
            <text:p>-0.0059</text:p>
          </table:table-cell>
          <table:table-cell table:formula="of:=IF(ABS([.C12])&gt;[.$H$3])" office:value-type="boolean" office:boolean-value="false" calcext:value-type="boolean">
            <text:p>FALSE</text:p>
          </table:table-cell>
          <table:table-cell table:formula="of:=[.$H$2]/[.B12]" office:value-type="float" office:value="1.00439609567096" calcext:value-type="float">
            <text:p>1.0043960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ompare-elim</text:p>
          </table:table-cell>
          <table:table-cell office:value-type="float" office:value="1.3436" calcext:value-type="float">
            <text:p>1.3436</text:p>
          </table:table-cell>
          <table:table-cell table:formula="of:=[.B13]-[.$H$2]" office:value-type="float" office:value="-0.00440000000000018" calcext:value-type="float">
            <text:p>-0.0044</text:p>
          </table:table-cell>
          <table:table-cell table:formula="of:=IF(ABS([.C13])&gt;[.$H$3])" office:value-type="boolean" office:boolean-value="false" calcext:value-type="boolean">
            <text:p>FALSE</text:p>
          </table:table-cell>
          <table:table-cell table:formula="of:=[.$H$2]/[.B13]" office:value-type="float" office:value="1.00327478416195" calcext:value-type="float">
            <text:p>1.0032747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nline-functions-called-once</text:p>
          </table:table-cell>
          <table:table-cell office:value-type="float" office:value="1.3441" calcext:value-type="float">
            <text:p>1.3441</text:p>
          </table:table-cell>
          <table:table-cell table:formula="of:=[.B14]-[.$H$2]" office:value-type="float" office:value="-0.00390000000000001" calcext:value-type="float">
            <text:p>-0.0039</text:p>
          </table:table-cell>
          <table:table-cell table:formula="of:=IF(ABS([.C14])&gt;[.$H$3])" office:value-type="boolean" office:boolean-value="false" calcext:value-type="boolean">
            <text:p>FALSE</text:p>
          </table:table-cell>
          <table:table-cell table:formula="of:=[.$H$2]/[.B14]" office:value-type="float" office:value="1.00290156982367" calcext:value-type="float">
            <text:p>1.0029015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copyrename</text:p>
          </table:table-cell>
          <table:table-cell office:value-type="float" office:value="1.3446" calcext:value-type="float">
            <text:p>1.3446</text:p>
          </table:table-cell>
          <table:table-cell table:formula="of:=[.B15]-[.$H$2]" office:value-type="float" office:value="-0.00340000000000007" calcext:value-type="float">
            <text:p>-0.0034</text:p>
          </table:table-cell>
          <table:table-cell table:formula="of:=IF(ABS([.C15])&gt;[.$H$3])" office:value-type="boolean" office:boolean-value="false" calcext:value-type="boolean">
            <text:p>FALSE</text:p>
          </table:table-cell>
          <table:table-cell table:formula="of:=[.$H$2]/[.B15]" office:value-type="float" office:value="1.00252863305072" calcext:value-type="float">
            <text:p>1.0025286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coalesce-vars</text:p>
          </table:table-cell>
          <table:table-cell office:value-type="float" office:value="1.3449" calcext:value-type="float">
            <text:p>1.3449</text:p>
          </table:table-cell>
          <table:table-cell table:formula="of:=[.B16]-[.$H$2]" office:value-type="float" office:value="-0.0031000000000001" calcext:value-type="float">
            <text:p>-0.0031</text:p>
          </table:table-cell>
          <table:table-cell table:formula="of:=IF(ABS([.C16])&gt;[.$H$3])" office:value-type="boolean" office:boolean-value="false" calcext:value-type="boolean">
            <text:p>FALSE</text:p>
          </table:table-cell>
          <table:table-cell table:formula="of:=[.$H$2]/[.B16]" office:value-type="float" office:value="1.00230500408952" calcext:value-type="float">
            <text:p>1.0023050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lign-labels</text:p>
          </table:table-cell>
          <table:table-cell office:value-type="float" office:value="1.345" calcext:value-type="float">
            <text:p>1.345</text:p>
          </table:table-cell>
          <table:table-cell table:formula="of:=[.B17]-[.$H$2]" office:value-type="float" office:value="-0.00300000000000011" calcext:value-type="float">
            <text:p>-0.003</text:p>
          </table:table-cell>
          <table:table-cell table:formula="of:=IF(ABS([.C17])&gt;[.$H$3])" office:value-type="boolean" office:boolean-value="false" calcext:value-type="boolean">
            <text:p>FALSE</text:p>
          </table:table-cell>
          <table:table-cell table:formula="of:=[.$H$2]/[.B17]" office:value-type="float" office:value="1.00223048327138" calcext:value-type="float">
            <text:p>1.0022304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forward-propagate</text:p>
          </table:table-cell>
          <table:table-cell office:value-type="float" office:value="1.3453" calcext:value-type="float">
            <text:p>1.3453</text:p>
          </table:table-cell>
          <table:table-cell table:formula="of:=[.B18]-[.$H$2]" office:value-type="float" office:value="-0.00270000000000015" calcext:value-type="float">
            <text:p>-0.0027</text:p>
          </table:table-cell>
          <table:table-cell table:formula="of:=IF(ABS([.C18])&gt;[.$H$3])" office:value-type="boolean" office:boolean-value="false" calcext:value-type="boolean">
            <text:p>FALSE</text:p>
          </table:table-cell>
          <table:table-cell table:formula="of:=[.$H$2]/[.B18]" office:value-type="float" office:value="1.00200698728908" calcext:value-type="float">
            <text:p>1.0020069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cp-clone</text:p>
          </table:table-cell>
          <table:table-cell office:value-type="float" office:value="1.3453" calcext:value-type="float">
            <text:p>1.3453</text:p>
          </table:table-cell>
          <table:table-cell table:formula="of:=[.B19]-[.$H$2]" office:value-type="float" office:value="-0.00270000000000015" calcext:value-type="float">
            <text:p>-0.0027</text:p>
          </table:table-cell>
          <table:table-cell table:formula="of:=IF(ABS([.C19])&gt;[.$H$3])" office:value-type="boolean" office:boolean-value="false" calcext:value-type="boolean">
            <text:p>FALSE</text:p>
          </table:table-cell>
          <table:table-cell table:formula="of:=[.$H$2]/[.B19]" office:value-type="float" office:value="1.00200698728908" calcext:value-type="float">
            <text:p>1.0020069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reassoc</text:p>
          </table:table-cell>
          <table:table-cell office:value-type="float" office:value="1.3453" calcext:value-type="float">
            <text:p>1.3453</text:p>
          </table:table-cell>
          <table:table-cell table:formula="of:=[.B20]-[.$H$2]" office:value-type="float" office:value="-0.00270000000000015" calcext:value-type="float">
            <text:p>-0.0027</text:p>
          </table:table-cell>
          <table:table-cell table:formula="of:=IF(ABS([.C20])&gt;[.$H$3])" office:value-type="boolean" office:boolean-value="false" calcext:value-type="boolean">
            <text:p>FALSE</text:p>
          </table:table-cell>
          <table:table-cell table:formula="of:=[.$H$2]/[.B20]" office:value-type="float" office:value="1.00200698728908" calcext:value-type="float">
            <text:p>1.0020069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tail-merge</text:p>
          </table:table-cell>
          <table:table-cell office:value-type="float" office:value="1.3453" calcext:value-type="float">
            <text:p>1.3453</text:p>
          </table:table-cell>
          <table:table-cell table:formula="of:=[.B21]-[.$H$2]" office:value-type="float" office:value="-0.00270000000000015" calcext:value-type="float">
            <text:p>-0.0027</text:p>
          </table:table-cell>
          <table:table-cell table:formula="of:=IF(ABS([.C21])&gt;[.$H$3])" office:value-type="boolean" office:boolean-value="false" calcext:value-type="boolean">
            <text:p>FALSE</text:p>
          </table:table-cell>
          <table:table-cell table:formula="of:=[.$H$2]/[.B21]" office:value-type="float" office:value="1.00200698728908" calcext:value-type="float">
            <text:p>1.0020069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pre</text:p>
          </table:table-cell>
          <table:table-cell office:value-type="float" office:value="1.3454" calcext:value-type="float">
            <text:p>1.3454</text:p>
          </table:table-cell>
          <table:table-cell table:formula="of:=[.B22]-[.$H$2]" office:value-type="float" office:value="-0.00259999999999994" calcext:value-type="float">
            <text:p>-0.0026</text:p>
          </table:table-cell>
          <table:table-cell table:formula="of:=IF(ABS([.C22])&gt;[.$H$3])" office:value-type="boolean" office:boolean-value="false" calcext:value-type="boolean">
            <text:p>FALSE</text:p>
          </table:table-cell>
          <table:table-cell table:formula="of:=[.$H$2]/[.B22]" office:value-type="float" office:value="1.00193251077746" calcext:value-type="float">
            <text:p>1.0019325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hread-jumps</text:p>
          </table:table-cell>
          <table:table-cell office:value-type="float" office:value="1.3456" calcext:value-type="float">
            <text:p>1.3456</text:p>
          </table:table-cell>
          <table:table-cell table:formula="of:=[.B23]-[.$H$2]" office:value-type="float" office:value="-0.00239999999999996" calcext:value-type="float">
            <text:p>-0.0024</text:p>
          </table:table-cell>
          <table:table-cell table:formula="of:=IF(ABS([.C23])&gt;[.$H$3])" office:value-type="boolean" office:boolean-value="false" calcext:value-type="boolean">
            <text:p>FALSE</text:p>
          </table:table-cell>
          <table:table-cell table:formula="of:=[.$H$2]/[.B23]" office:value-type="float" office:value="1.00178359096314" calcext:value-type="float">
            <text:p>1.001783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phiprop</text:p>
          </table:table-cell>
          <table:table-cell office:value-type="float" office:value="1.3456" calcext:value-type="float">
            <text:p>1.3456</text:p>
          </table:table-cell>
          <table:table-cell table:formula="of:=[.B24]-[.$H$2]" office:value-type="float" office:value="-0.00239999999999996" calcext:value-type="float">
            <text:p>-0.0024</text:p>
          </table:table-cell>
          <table:table-cell table:formula="of:=IF(ABS([.C24])&gt;[.$H$3])" office:value-type="boolean" office:boolean-value="false" calcext:value-type="boolean">
            <text:p>FALSE</text:p>
          </table:table-cell>
          <table:table-cell table:formula="of:=[.$H$2]/[.B24]" office:value-type="float" office:value="1.00178359096314" calcext:value-type="float">
            <text:p>1.001783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fast-math</text:p>
          </table:table-cell>
          <table:table-cell office:value-type="float" office:value="1.3456" calcext:value-type="float">
            <text:p>1.3456</text:p>
          </table:table-cell>
          <table:table-cell table:formula="of:=[.B25]-[.$H$2]" office:value-type="float" office:value="-0.00239999999999996" calcext:value-type="float">
            <text:p>-0.0024</text:p>
          </table:table-cell>
          <table:table-cell table:formula="of:=IF(ABS([.C25])&gt;[.$H$3])" office:value-type="boolean" office:boolean-value="false" calcext:value-type="boolean">
            <text:p>FALSE</text:p>
          </table:table-cell>
          <table:table-cell table:formula="of:=[.$H$2]/[.B25]" office:value-type="float" office:value="1.00178359096314" calcext:value-type="float">
            <text:p>1.001783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hreadsafe-statics</text:p>
          </table:table-cell>
          <table:table-cell office:value-type="float" office:value="1.3457" calcext:value-type="float">
            <text:p>1.3457</text:p>
          </table:table-cell>
          <table:table-cell table:formula="of:=[.B26]-[.$H$2]" office:value-type="float" office:value="-0.00230000000000019" calcext:value-type="float">
            <text:p>-0.0023</text:p>
          </table:table-cell>
          <table:table-cell table:formula="of:=IF(ABS([.C26])&gt;[.$H$3])" office:value-type="boolean" office:boolean-value="false" calcext:value-type="boolean">
            <text:p>FALSE</text:p>
          </table:table-cell>
          <table:table-cell table:formula="of:=[.$H$2]/[.B26]" office:value-type="float" office:value="1.0017091476555" calcext:value-type="float">
            <text:p>1.0017091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prop-registers</text:p>
          </table:table-cell>
          <table:table-cell office:value-type="float" office:value="1.3459" calcext:value-type="float">
            <text:p>1.3459</text:p>
          </table:table-cell>
          <table:table-cell table:formula="of:=[.B27]-[.$H$2]" office:value-type="float" office:value="-0.00209999999999999" calcext:value-type="float">
            <text:p>-0.0021</text:p>
          </table:table-cell>
          <table:table-cell table:formula="of:=IF(ABS([.C27])&gt;[.$H$3])" office:value-type="boolean" office:boolean-value="false" calcext:value-type="boolean">
            <text:p>FALSE</text:p>
          </table:table-cell>
          <table:table-cell table:formula="of:=[.$H$2]/[.B27]" office:value-type="float" office:value="1.00156029422691" calcext:value-type="float">
            <text:p>1.0015602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bit-ccp</text:p>
          </table:table-cell>
          <table:table-cell office:value-type="float" office:value="1.3459" calcext:value-type="float">
            <text:p>1.3459</text:p>
          </table:table-cell>
          <table:table-cell table:formula="of:=[.B28]-[.$H$2]" office:value-type="float" office:value="-0.00209999999999999" calcext:value-type="float">
            <text:p>-0.0021</text:p>
          </table:table-cell>
          <table:table-cell table:formula="of:=IF(ABS([.C28])&gt;[.$H$3])" office:value-type="boolean" office:boolean-value="false" calcext:value-type="boolean">
            <text:p>FALSE</text:p>
          </table:table-cell>
          <table:table-cell table:formula="of:=[.$H$2]/[.B28]" office:value-type="float" office:value="1.00156029422691" calcext:value-type="float">
            <text:p>1.0015602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defer-pop</text:p>
          </table:table-cell>
          <table:table-cell office:value-type="float" office:value="1.346" calcext:value-type="float">
            <text:p>1.346</text:p>
          </table:table-cell>
          <table:table-cell table:formula="of:=[.B29]-[.$H$2]" office:value-type="float" office:value="-0.002" calcext:value-type="float">
            <text:p>-0.002</text:p>
          </table:table-cell>
          <table:table-cell table:formula="of:=IF(ABS([.C29])&gt;[.$H$3])" office:value-type="boolean" office:boolean-value="false" calcext:value-type="boolean">
            <text:p>FALSE</text:p>
          </table:table-cell>
          <table:table-cell table:formula="of:=[.$H$2]/[.B29]" office:value-type="float" office:value="1.00148588410104" calcext:value-type="float">
            <text:p>1.0014858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builtin-call-dce</text:p>
          </table:table-cell>
          <table:table-cell office:value-type="float" office:value="1.3461" calcext:value-type="float">
            <text:p>1.3461</text:p>
          </table:table-cell>
          <table:table-cell table:formula="of:=[.B30]-[.$H$2]" office:value-type="float" office:value="-0.00190000000000001" calcext:value-type="float">
            <text:p>-0.0019</text:p>
          </table:table-cell>
          <table:table-cell table:formula="of:=IF(ABS([.C30])&gt;[.$H$3])" office:value-type="boolean" office:boolean-value="false" calcext:value-type="boolean">
            <text:p>FALSE</text:p>
          </table:table-cell>
          <table:table-cell table:formula="of:=[.$H$2]/[.B30]" office:value-type="float" office:value="1.00141148503083" calcext:value-type="float">
            <text:p>1.0014114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rossjumping</text:p>
          </table:table-cell>
          <table:table-cell office:value-type="float" office:value="1.3462" calcext:value-type="float">
            <text:p>1.3462</text:p>
          </table:table-cell>
          <table:table-cell table:formula="of:=[.B31]-[.$H$2]" office:value-type="float" office:value="-0.00180000000000002" calcext:value-type="float">
            <text:p>-0.0018</text:p>
          </table:table-cell>
          <table:table-cell table:formula="of:=IF(ABS([.C31])&gt;[.$H$3])" office:value-type="boolean" office:boolean-value="false" calcext:value-type="boolean">
            <text:p>FALSE</text:p>
          </table:table-cell>
          <table:table-cell table:formula="of:=[.$H$2]/[.B31]" office:value-type="float" office:value="1.00133709701382" calcext:value-type="float">
            <text:p>1.001337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vect-loop-version</text:p>
          </table:table-cell>
          <table:table-cell office:value-type="float" office:value="1.3462" calcext:value-type="float">
            <text:p>1.3462</text:p>
          </table:table-cell>
          <table:table-cell table:formula="of:=[.B32]-[.$H$2]" office:value-type="float" office:value="-0.00180000000000002" calcext:value-type="float">
            <text:p>-0.0018</text:p>
          </table:table-cell>
          <table:table-cell table:formula="of:=IF(ABS([.C32])&gt;[.$H$3])" office:value-type="boolean" office:boolean-value="false" calcext:value-type="boolean">
            <text:p>FALSE</text:p>
          </table:table-cell>
          <table:table-cell table:formula="of:=[.$H$2]/[.B32]" office:value-type="float" office:value="1.00133709701382" calcext:value-type="float">
            <text:p>1.001337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ink</text:p>
          </table:table-cell>
          <table:table-cell office:value-type="float" office:value="1.3463" calcext:value-type="float">
            <text:p>1.3463</text:p>
          </table:table-cell>
          <table:table-cell table:formula="of:=[.B33]-[.$H$2]" office:value-type="float" office:value="-0.00170000000000003" calcext:value-type="float">
            <text:p>-0.0017</text:p>
          </table:table-cell>
          <table:table-cell table:formula="of:=IF(ABS([.C33])&gt;[.$H$3])" office:value-type="boolean" office:boolean-value="false" calcext:value-type="boolean">
            <text:p>FALSE</text:p>
          </table:table-cell>
          <table:table-cell table:formula="of:=[.$H$2]/[.B33]" office:value-type="float" office:value="1.00126272004754" calcext:value-type="float">
            <text:p>1.00126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gcse-lm</text:p>
          </table:table-cell>
          <table:table-cell office:value-type="float" office:value="1.3464" calcext:value-type="float">
            <text:p>1.3464</text:p>
          </table:table-cell>
          <table:table-cell table:formula="of:=[.B34]-[.$H$2]" office:value-type="float" office:value="-0.00160000000000005" calcext:value-type="float">
            <text:p>-0.0016</text:p>
          </table:table-cell>
          <table:table-cell table:formula="of:=IF(ABS([.C34])&gt;[.$H$3])" office:value-type="boolean" office:boolean-value="false" calcext:value-type="boolean">
            <text:p>FALSE</text:p>
          </table:table-cell>
          <table:table-cell table:formula="of:=[.$H$2]/[.B34]" office:value-type="float" office:value="1.00118835412953" calcext:value-type="float">
            <text:p>1.0011883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unit-at-a-time</text:p>
          </table:table-cell>
          <table:table-cell office:value-type="float" office:value="1.3464" calcext:value-type="float">
            <text:p>1.3464</text:p>
          </table:table-cell>
          <table:table-cell table:formula="of:=[.B35]-[.$H$2]" office:value-type="float" office:value="-0.00160000000000005" calcext:value-type="float">
            <text:p>-0.0016</text:p>
          </table:table-cell>
          <table:table-cell table:formula="of:=IF(ABS([.C35])&gt;[.$H$3])" office:value-type="boolean" office:boolean-value="false" calcext:value-type="boolean">
            <text:p>FALSE</text:p>
          </table:table-cell>
          <table:table-cell table:formula="of:=[.$H$2]/[.B35]" office:value-type="float" office:value="1.00118835412953" calcext:value-type="float">
            <text:p>1.0011883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fre</text:p>
          </table:table-cell>
          <table:table-cell office:value-type="float" office:value="1.3465" calcext:value-type="float">
            <text:p>1.3465</text:p>
          </table:table-cell>
          <table:table-cell table:formula="of:=[.B36]-[.$H$2]" office:value-type="float" office:value="-0.00150000000000006" calcext:value-type="float">
            <text:p>-0.0015</text:p>
          </table:table-cell>
          <table:table-cell table:formula="of:=IF(ABS([.C36])&gt;[.$H$3])" office:value-type="boolean" office:boolean-value="false" calcext:value-type="boolean">
            <text:p>FALSE</text:p>
          </table:table-cell>
          <table:table-cell table:formula="of:=[.$H$2]/[.B36]" office:value-type="float" office:value="1.00111399925733" calcext:value-type="float">
            <text:p>1.0011139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forwprop</text:p>
          </table:table-cell>
          <table:table-cell office:value-type="float" office:value="1.3466" calcext:value-type="float">
            <text:p>1.3466</text:p>
          </table:table-cell>
          <table:table-cell table:formula="of:=[.B37]-[.$H$2]" office:value-type="float" office:value="-0.00140000000000007" calcext:value-type="float">
            <text:p>-0.0014</text:p>
          </table:table-cell>
          <table:table-cell table:formula="of:=IF(ABS([.C37])&gt;[.$H$3])" office:value-type="boolean" office:boolean-value="false" calcext:value-type="boolean">
            <text:p>FALSE</text:p>
          </table:table-cell>
          <table:table-cell table:formula="of:=[.$H$2]/[.B37]" office:value-type="float" office:value="1.00103965542849" calcext:value-type="float">
            <text:p>1.0010396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oplevel-reorder</text:p>
          </table:table-cell>
          <table:table-cell office:value-type="float" office:value="1.3468" calcext:value-type="float">
            <text:p>1.3468</text:p>
          </table:table-cell>
          <table:table-cell table:formula="of:=[.B38]-[.$H$2]" office:value-type="float" office:value="-0.00120000000000009" calcext:value-type="float">
            <text:p>-0.0012</text:p>
          </table:table-cell>
          <table:table-cell table:formula="of:=IF(ABS([.C38])&gt;[.$H$3])" office:value-type="boolean" office:boolean-value="false" calcext:value-type="boolean">
            <text:p>FALSE</text:p>
          </table:table-cell>
          <table:table-cell table:formula="of:=[.$H$2]/[.B38]" office:value-type="float" office:value="1.000891000891" calcext:value-type="float">
            <text:p>1.0008910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reference</text:p>
          </table:table-cell>
          <table:table-cell office:value-type="float" office:value="1.347" calcext:value-type="float">
            <text:p>1.347</text:p>
          </table:table-cell>
          <table:table-cell table:formula="of:=[.B39]-[.$H$2]" office:value-type="float" office:value="-0.00100000000000011" calcext:value-type="float">
            <text:p>-0.001</text:p>
          </table:table-cell>
          <table:table-cell table:formula="of:=IF(ABS([.C39])&gt;[.$H$3])" office:value-type="boolean" office:boolean-value="false" calcext:value-type="boolean">
            <text:p>FALSE</text:p>
          </table:table-cell>
          <table:table-cell table:formula="of:=[.$H$2]/[.B39]" office:value-type="float" office:value="1.0007423904974" calcext:value-type="float">
            <text:p>1.0007423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ra-hoist-pressure</text:p>
          </table:table-cell>
          <table:table-cell office:value-type="float" office:value="1.347" calcext:value-type="float">
            <text:p>1.347</text:p>
          </table:table-cell>
          <table:table-cell table:formula="of:=[.B40]-[.$H$2]" office:value-type="float" office:value="-0.00100000000000011" calcext:value-type="float">
            <text:p>-0.001</text:p>
          </table:table-cell>
          <table:table-cell table:formula="of:=IF(ABS([.C40])&gt;[.$H$3])" office:value-type="boolean" office:boolean-value="false" calcext:value-type="boolean">
            <text:p>FALSE</text:p>
          </table:table-cell>
          <table:table-cell table:formula="of:=[.$H$2]/[.B40]" office:value-type="float" office:value="1.0007423904974" calcext:value-type="float">
            <text:p>1.0007423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trict-aliasing</text:p>
          </table:table-cell>
          <table:table-cell office:value-type="float" office:value="1.3471" calcext:value-type="float">
            <text:p>1.3471</text:p>
          </table:table-cell>
          <table:table-cell table:formula="of:=[.B41]-[.$H$2]" office:value-type="float" office:value="-0.000900000000000123" calcext:value-type="float">
            <text:p>-0.0009</text:p>
          </table:table-cell>
          <table:table-cell table:formula="of:=IF(ABS([.C41])&gt;[.$H$3])" office:value-type="boolean" office:boolean-value="false" calcext:value-type="boolean">
            <text:p>FALSE</text:p>
          </table:table-cell>
          <table:table-cell table:formula="of:=[.$H$2]/[.B41]" office:value-type="float" office:value="1.00066810184842" calcext:value-type="float">
            <text:p>1.0006681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expensive-optimizations</text:p>
          </table:table-cell>
          <table:table-cell office:value-type="float" office:value="1.3477" calcext:value-type="float">
            <text:p>1.3477</text:p>
          </table:table-cell>
          <table:table-cell table:formula="of:=[.B42]-[.$H$2]" office:value-type="float" office:value="-0.000299999999999967" calcext:value-type="float">
            <text:p>-0.0003</text:p>
          </table:table-cell>
          <table:table-cell table:formula="of:=IF(ABS([.C42])&gt;[.$H$3])" office:value-type="boolean" office:boolean-value="false" calcext:value-type="boolean">
            <text:p>FALSE</text:p>
          </table:table-cell>
          <table:table-cell table:formula="of:=[.$H$2]/[.B42]" office:value-type="float" office:value="1.00022260146917" calcext:value-type="float">
            <text:p>1.0002226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dep-count-heuristic</text:p>
          </table:table-cell>
          <table:table-cell office:value-type="float" office:value="1.3477" calcext:value-type="float">
            <text:p>1.3477</text:p>
          </table:table-cell>
          <table:table-cell table:formula="of:=[.B43]-[.$H$2]" office:value-type="float" office:value="-0.000299999999999967" calcext:value-type="float">
            <text:p>-0.0003</text:p>
          </table:table-cell>
          <table:table-cell table:formula="of:=IF(ABS([.C43])&gt;[.$H$3])" office:value-type="boolean" office:boolean-value="false" calcext:value-type="boolean">
            <text:p>FALSE</text:p>
          </table:table-cell>
          <table:table-cell table:formula="of:=[.$H$2]/[.B43]" office:value-type="float" office:value="1.00022260146917" calcext:value-type="float">
            <text:p>1.0002226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pure-const</text:p>
          </table:table-cell>
          <table:table-cell office:value-type="float" office:value="1.3479" calcext:value-type="float">
            <text:p>1.3479</text:p>
          </table:table-cell>
          <table:table-cell table:formula="of:=[.B44]-[.$H$2]" office:value-type="float" office:value="-0.000099999999999989" calcext:value-type="float">
            <text:p>-0.0001</text:p>
          </table:table-cell>
          <table:table-cell table:formula="of:=IF(ABS([.C44])&gt;[.$H$3])" office:value-type="boolean" office:boolean-value="false" calcext:value-type="boolean">
            <text:p>FALSE</text:p>
          </table:table-cell>
          <table:table-cell table:formula="of:=[.$H$2]/[.B44]" office:value-type="float" office:value="1.00007418947993" calcext:value-type="float">
            <text:p>1.0000741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cp</text:p>
          </table:table-cell>
          <table:table-cell office:value-type="float" office:value="1.348" calcext:value-type="float">
            <text:p>1.348</text:p>
          </table:table-cell>
          <table:table-cell table:formula="of:=[.B45]-[.$H$2]" office:value-type="float" office:value="0" calcext:value-type="float">
            <text:p>0</text:p>
          </table:table-cell>
          <table:table-cell table:formula="of:=IF(ABS([.C45])&gt;[.$H$3])" office:value-type="boolean" office:boolean-value="false" calcext:value-type="boolean">
            <text:p>FALSE</text:p>
          </table:table-cell>
          <table:table-cell table:formula="of:=[.$H$2]/[.B4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spec</text:p>
          </table:table-cell>
          <table:table-cell office:value-type="float" office:value="1.348" calcext:value-type="float">
            <text:p>1.348</text:p>
          </table:table-cell>
          <table:table-cell table:formula="of:=[.B46]-[.$H$2]" office:value-type="float" office:value="0" calcext:value-type="float">
            <text:p>0</text:p>
          </table:table-cell>
          <table:table-cell table:formula="of:=IF(ABS([.C46])&gt;[.$H$3])" office:value-type="boolean" office:boolean-value="false" calcext:value-type="boolean">
            <text:p>FALSE</text:p>
          </table:table-cell>
          <table:table-cell table:formula="of:=[.$H$2]/[.B4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rtti</text:p>
          </table:table-cell>
          <table:table-cell office:value-type="float" office:value="1.3481" calcext:value-type="float">
            <text:p>1.3481</text:p>
          </table:table-cell>
          <table:table-cell table:formula="of:=[.B47]-[.$H$2]" office:value-type="float" office:value="0.000099999999999989" calcext:value-type="float">
            <text:p>0.0001</text:p>
          </table:table-cell>
          <table:table-cell table:formula="of:=IF(ABS([.C47])&gt;[.$H$3])" office:value-type="boolean" office:boolean-value="false" calcext:value-type="boolean">
            <text:p>FALSE</text:p>
          </table:table-cell>
          <table:table-cell table:formula="of:=[.$H$2]/[.B47]" office:value-type="float" office:value="0.999925821526593" calcext:value-type="float">
            <text:p>0.9999258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plit-ivs-in-unroller</text:p>
          </table:table-cell>
          <table:table-cell office:value-type="float" office:value="1.3481" calcext:value-type="float">
            <text:p>1.3481</text:p>
          </table:table-cell>
          <table:table-cell table:formula="of:=[.B48]-[.$H$2]" office:value-type="float" office:value="0.000099999999999989" calcext:value-type="float">
            <text:p>0.0001</text:p>
          </table:table-cell>
          <table:table-cell table:formula="of:=IF(ABS([.C48])&gt;[.$H$3])" office:value-type="boolean" office:boolean-value="false" calcext:value-type="boolean">
            <text:p>FALSE</text:p>
          </table:table-cell>
          <table:table-cell table:formula="of:=[.$H$2]/[.B48]" office:value-type="float" office:value="0.999925821526593" calcext:value-type="float">
            <text:p>0.9999258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loop-ivcanon</text:p>
          </table:table-cell>
          <table:table-cell office:value-type="float" office:value="1.3482" calcext:value-type="float">
            <text:p>1.3482</text:p>
          </table:table-cell>
          <table:table-cell table:formula="of:=[.B49]-[.$H$2]" office:value-type="float" office:value="0.000199999999999978" calcext:value-type="float">
            <text:p>0.0002</text:p>
          </table:table-cell>
          <table:table-cell table:formula="of:=IF(ABS([.C49])&gt;[.$H$3])" office:value-type="boolean" office:boolean-value="false" calcext:value-type="boolean">
            <text:p>FALSE</text:p>
          </table:table-cell>
          <table:table-cell table:formula="of:=[.$H$2]/[.B49]" office:value-type="float" office:value="0.999851654057261" calcext:value-type="float">
            <text:p>0.9998516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plit-wide-types</text:p>
          </table:table-cell>
          <table:table-cell office:value-type="float" office:value="1.3484" calcext:value-type="float">
            <text:p>1.3484</text:p>
          </table:table-cell>
          <table:table-cell table:formula="of:=[.B50]-[.$H$2]" office:value-type="float" office:value="0.000399999999999956" calcext:value-type="float">
            <text:p>0.0004</text:p>
          </table:table-cell>
          <table:table-cell table:formula="of:=IF(ABS([.C50])&gt;[.$H$3])" office:value-type="boolean" office:boolean-value="false" calcext:value-type="boolean">
            <text:p>FALSE</text:p>
          </table:table-cell>
          <table:table-cell table:formula="of:=[.$H$2]/[.B50]" office:value-type="float" office:value="0.999703352121032" calcext:value-type="float">
            <text:p>0.9997033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partial-pre</text:p>
          </table:table-cell>
          <table:table-cell office:value-type="float" office:value="1.3485" calcext:value-type="float">
            <text:p>1.3485</text:p>
          </table:table-cell>
          <table:table-cell table:formula="of:=[.B51]-[.$H$2]" office:value-type="float" office:value="0.000499999999999945" calcext:value-type="float">
            <text:p>0.0005</text:p>
          </table:table-cell>
          <table:table-cell table:formula="of:=IF(ABS([.C51])&gt;[.$H$3])" office:value-type="boolean" office:boolean-value="false" calcext:value-type="boolean">
            <text:p>FALSE</text:p>
          </table:table-cell>
          <table:table-cell table:formula="of:=[.$H$2]/[.B51]" office:value-type="float" office:value="0.99962921764924" calcext:value-type="float">
            <text:p>0.9996292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nline-atomics</text:p>
          </table:table-cell>
          <table:table-cell office:value-type="float" office:value="1.3486" calcext:value-type="float">
            <text:p>1.3486</text:p>
          </table:table-cell>
          <table:table-cell table:formula="of:=[.B52]-[.$H$2]" office:value-type="float" office:value="0.000599999999999934" calcext:value-type="float">
            <text:p>0.0006</text:p>
          </table:table-cell>
          <table:table-cell table:formula="of:=IF(ABS([.C52])&gt;[.$H$3])" office:value-type="boolean" office:boolean-value="false" calcext:value-type="boolean">
            <text:p>FALSE</text:p>
          </table:table-cell>
          <table:table-cell table:formula="of:=[.$H$2]/[.B52]" office:value-type="float" office:value="0.999555094171734" calcext:value-type="float">
            <text:p>0.9995550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var-tracking-assignments</text:p>
          </table:table-cell>
          <table:table-cell office:value-type="float" office:value="1.3487" calcext:value-type="float">
            <text:p>1.3487</text:p>
          </table:table-cell>
          <table:table-cell table:formula="of:=[.B53]-[.$H$2]" office:value-type="float" office:value="0.000699999999999923" calcext:value-type="float">
            <text:p>0.0007</text:p>
          </table:table-cell>
          <table:table-cell table:formula="of:=IF(ABS([.C53])&gt;[.$H$3])" office:value-type="boolean" office:boolean-value="false" calcext:value-type="boolean">
            <text:p>FALSE</text:p>
          </table:table-cell>
          <table:table-cell table:formula="of:=[.$H$2]/[.B53]" office:value-type="float" office:value="0.999480981686068" calcext:value-type="float">
            <text:p>0.9994809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optimize-sibling-calls</text:p>
          </table:table-cell>
          <table:table-cell office:value-type="float" office:value="1.3488" calcext:value-type="float">
            <text:p>1.3488</text:p>
          </table:table-cell>
          <table:table-cell table:formula="of:=[.B54]-[.$H$2]" office:value-type="float" office:value="0.000799999999999912" calcext:value-type="float">
            <text:p>0.0008</text:p>
          </table:table-cell>
          <table:table-cell table:formula="of:=IF(ABS([.C54])&gt;[.$H$3])" office:value-type="boolean" office:boolean-value="false" calcext:value-type="boolean">
            <text:p>FALSE</text:p>
          </table:table-cell>
          <table:table-cell table:formula="of:=[.$H$2]/[.B54]" office:value-type="float" office:value="0.999406880189798" calcext:value-type="float">
            <text:p>0.9994068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f-conversion</text:p>
          </table:table-cell>
          <table:table-cell office:value-type="float" office:value="1.349" calcext:value-type="float">
            <text:p>1.349</text:p>
          </table:table-cell>
          <table:table-cell table:formula="of:=[.B55]-[.$H$2]" office:value-type="float" office:value="0.00099999999999989" calcext:value-type="float">
            <text:p>0.001</text:p>
          </table:table-cell>
          <table:table-cell table:formula="of:=IF(ABS([.C55])&gt;[.$H$3])" office:value-type="boolean" office:boolean-value="false" calcext:value-type="boolean">
            <text:p>FALSE</text:p>
          </table:table-cell>
          <table:table-cell table:formula="of:=[.$H$2]/[.B55]" office:value-type="float" office:value="0.999258710155671" calcext:value-type="float">
            <text:p>0.9992587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vopts</text:p>
          </table:table-cell>
          <table:table-cell office:value-type="float" office:value="1.3492" calcext:value-type="float">
            <text:p>1.3492</text:p>
          </table:table-cell>
          <table:table-cell table:formula="of:=[.B56]-[.$H$2]" office:value-type="float" office:value="0.00119999999999987" calcext:value-type="float">
            <text:p>0.0012</text:p>
          </table:table-cell>
          <table:table-cell table:formula="of:=IF(ABS([.C56])&gt;[.$H$3])" office:value-type="boolean" office:boolean-value="false" calcext:value-type="boolean">
            <text:p>FALSE</text:p>
          </table:table-cell>
          <table:table-cell table:formula="of:=[.$H$2]/[.B56]" office:value-type="float" office:value="0.999110584049807" calcext:value-type="float">
            <text:p>0.999110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prefetch-loop-arrays</text:p>
          </table:table-cell>
          <table:table-cell office:value-type="float" office:value="1.3492" calcext:value-type="float">
            <text:p>1.3492</text:p>
          </table:table-cell>
          <table:table-cell table:formula="of:=[.B57]-[.$H$2]" office:value-type="float" office:value="0.00119999999999987" calcext:value-type="float">
            <text:p>0.0012</text:p>
          </table:table-cell>
          <table:table-cell table:formula="of:=IF(ABS([.C57])&gt;[.$H$3])" office:value-type="boolean" office:boolean-value="false" calcext:value-type="boolean">
            <text:p>FALSE</text:p>
          </table:table-cell>
          <table:table-cell table:formula="of:=[.$H$2]/[.B57]" office:value-type="float" office:value="0.999110584049807" calcext:value-type="float">
            <text:p>0.999110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vect-cost-model</text:p>
          </table:table-cell>
          <table:table-cell office:value-type="float" office:value="1.3494" calcext:value-type="float">
            <text:p>1.3494</text:p>
          </table:table-cell>
          <table:table-cell table:formula="of:=[.B58]-[.$H$2]" office:value-type="float" office:value="0.00140000000000007" calcext:value-type="float">
            <text:p>0.0014</text:p>
          </table:table-cell>
          <table:table-cell table:formula="of:=IF(ABS([.C58])&gt;[.$H$3])" office:value-type="boolean" office:boolean-value="false" calcext:value-type="boolean">
            <text:p>FALSE</text:p>
          </table:table-cell>
          <table:table-cell table:formula="of:=[.$H$2]/[.B58]" office:value-type="float" office:value="0.998962501852675" calcext:value-type="float">
            <text:p>0.9989625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lign-jumps</text:p>
          </table:table-cell>
          <table:table-cell office:value-type="float" office:value="1.3495" calcext:value-type="float">
            <text:p>1.3495</text:p>
          </table:table-cell>
          <table:table-cell table:formula="of:=[.B59]-[.$H$2]" office:value-type="float" office:value="0.00149999999999983" calcext:value-type="float">
            <text:p>0.0015</text:p>
          </table:table-cell>
          <table:table-cell table:formula="of:=IF(ABS([.C59])&gt;[.$H$3])" office:value-type="boolean" office:boolean-value="false" calcext:value-type="boolean">
            <text:p>FALSE</text:p>
          </table:table-cell>
          <table:table-cell table:formula="of:=[.$H$2]/[.B59]" office:value-type="float" office:value="0.998888477213783" calcext:value-type="float">
            <text:p>0.9988884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apping-math</text:p>
          </table:table-cell>
          <table:table-cell office:value-type="float" office:value="1.3496" calcext:value-type="float">
            <text:p>1.3496</text:p>
          </table:table-cell>
          <table:table-cell table:formula="of:=[.B60]-[.$H$2]" office:value-type="float" office:value="0.00160000000000005" calcext:value-type="float">
            <text:p>0.0016</text:p>
          </table:table-cell>
          <table:table-cell table:formula="of:=IF(ABS([.C60])&gt;[.$H$3])" office:value-type="boolean" office:boolean-value="false" calcext:value-type="boolean">
            <text:p>FALSE</text:p>
          </table:table-cell>
          <table:table-cell table:formula="of:=[.$H$2]/[.B60]" office:value-type="float" office:value="0.998814463544754" calcext:value-type="float">
            <text:p>0.9988144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ommon</text:p>
          </table:table-cell>
          <table:table-cell office:value-type="float" office:value="1.3497" calcext:value-type="float">
            <text:p>1.3497</text:p>
          </table:table-cell>
          <table:table-cell table:formula="of:=[.B61]-[.$H$2]" office:value-type="float" office:value="0.00169999999999981" calcext:value-type="float">
            <text:p>0.0017</text:p>
          </table:table-cell>
          <table:table-cell table:formula="of:=IF(ABS([.C61])&gt;[.$H$3])" office:value-type="boolean" office:boolean-value="false" calcext:value-type="boolean">
            <text:p>FALSE</text:p>
          </table:table-cell>
          <table:table-cell table:formula="of:=[.$H$2]/[.B61]" office:value-type="float" office:value="0.99874046084315" calcext:value-type="float">
            <text:p>0.9987404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copy-prop</text:p>
          </table:table-cell>
          <table:table-cell office:value-type="float" office:value="1.3497" calcext:value-type="float">
            <text:p>1.3497</text:p>
          </table:table-cell>
          <table:table-cell table:formula="of:=[.B62]-[.$H$2]" office:value-type="float" office:value="0.00169999999999981" calcext:value-type="float">
            <text:p>0.0017</text:p>
          </table:table-cell>
          <table:table-cell table:formula="of:=IF(ABS([.C62])&gt;[.$H$3])" office:value-type="boolean" office:boolean-value="false" calcext:value-type="boolean">
            <text:p>FALSE</text:p>
          </table:table-cell>
          <table:table-cell table:formula="of:=[.$H$2]/[.B62]" office:value-type="float" office:value="0.99874046084315" calcext:value-type="float">
            <text:p>0.9987404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hoist-adjacent-loads</text:p>
          </table:table-cell>
          <table:table-cell office:value-type="float" office:value="1.35" calcext:value-type="float">
            <text:p>1.35</text:p>
          </table:table-cell>
          <table:table-cell table:formula="of:=[.B63]-[.$H$2]" office:value-type="float" office:value="0.002" calcext:value-type="float">
            <text:p>0.002</text:p>
          </table:table-cell>
          <table:table-cell table:formula="of:=IF(ABS([.C63])&gt;[.$H$3])" office:value-type="boolean" office:boolean-value="false" calcext:value-type="boolean">
            <text:p>FALSE</text:p>
          </table:table-cell>
          <table:table-cell table:formula="of:=[.$H$2]/[.B63]" office:value-type="float" office:value="0.998518518518518" calcext:value-type="float">
            <text:p>0.9985185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interblock</text:p>
          </table:table-cell>
          <table:table-cell office:value-type="float" office:value="1.35" calcext:value-type="float">
            <text:p>1.35</text:p>
          </table:table-cell>
          <table:table-cell table:formula="of:=[.B64]-[.$H$2]" office:value-type="float" office:value="0.002" calcext:value-type="float">
            <text:p>0.002</text:p>
          </table:table-cell>
          <table:table-cell table:formula="of:=IF(ABS([.C64])&gt;[.$H$3])" office:value-type="boolean" office:boolean-value="false" calcext:value-type="boolean">
            <text:p>FALSE</text:p>
          </table:table-cell>
          <table:table-cell table:formula="of:=[.$H$2]/[.B64]" office:value-type="float" office:value="0.998518518518518" calcext:value-type="float">
            <text:p>0.9985185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f-conversion2</text:p>
          </table:table-cell>
          <table:table-cell office:value-type="float" office:value="1.3501" calcext:value-type="float">
            <text:p>1.3501</text:p>
          </table:table-cell>
          <table:table-cell table:formula="of:=[.B65]-[.$H$2]" office:value-type="float" office:value="0.00209999999999999" calcext:value-type="float">
            <text:p>0.0021</text:p>
          </table:table-cell>
          <table:table-cell table:formula="of:=IF(ABS([.C65])&gt;[.$H$3])" office:value-type="boolean" office:boolean-value="false" calcext:value-type="boolean">
            <text:p>FALSE</text:p>
          </table:table-cell>
          <table:table-cell table:formula="of:=[.$H$2]/[.B65]" office:value-type="float" office:value="0.998444559662247" calcext:value-type="float">
            <text:p>0.9984445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branch-count-reg</text:p>
          </table:table-cell>
          <table:table-cell office:value-type="float" office:value="1.3502" calcext:value-type="float">
            <text:p>1.3502</text:p>
          </table:table-cell>
          <table:table-cell table:formula="of:=[.B66]-[.$H$2]" office:value-type="float" office:value="0.00219999999999998" calcext:value-type="float">
            <text:p>0.0022</text:p>
          </table:table-cell>
          <table:table-cell table:formula="of:=IF(ABS([.C66])&gt;[.$H$3])" office:value-type="boolean" office:boolean-value="false" calcext:value-type="boolean">
            <text:p>FALSE</text:p>
          </table:table-cell>
          <table:table-cell table:formula="of:=[.$H$2]/[.B66]" office:value-type="float" office:value="0.99837061176122" calcext:value-type="float">
            <text:p>0.9983706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loop-if-convert</text:p>
          </table:table-cell>
          <table:table-cell office:value-type="float" office:value="1.3503" calcext:value-type="float">
            <text:p>1.3503</text:p>
          </table:table-cell>
          <table:table-cell table:formula="of:=[.B67]-[.$H$2]" office:value-type="float" office:value="0.00229999999999997" calcext:value-type="float">
            <text:p>0.0023</text:p>
          </table:table-cell>
          <table:table-cell table:formula="of:=IF(ABS([.C67])&gt;[.$H$3])" office:value-type="boolean" office:boolean-value="false" calcext:value-type="boolean">
            <text:p>FALSE</text:p>
          </table:table-cell>
          <table:table-cell table:formula="of:=[.$H$2]/[.B67]" office:value-type="float" office:value="0.998296674813004" calcext:value-type="float">
            <text:p>0.99829667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profile</text:p>
          </table:table-cell>
          <table:table-cell office:value-type="float" office:value="1.3504" calcext:value-type="float">
            <text:p>1.3504</text:p>
          </table:table-cell>
          <table:table-cell table:formula="of:=[.B68]-[.$H$2]" office:value-type="float" office:value="0.00239999999999996" calcext:value-type="float">
            <text:p>0.0024</text:p>
          </table:table-cell>
          <table:table-cell table:formula="of:=IF(ABS([.C68])&gt;[.$H$3])" office:value-type="boolean" office:boolean-value="false" calcext:value-type="boolean">
            <text:p>FALSE</text:p>
          </table:table-cell>
          <table:table-cell table:formula="of:=[.$H$2]/[.B68]" office:value-type="float" office:value="0.998222748815166" calcext:value-type="float">
            <text:p>0.9982227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dse</text:p>
          </table:table-cell>
          <table:table-cell office:value-type="float" office:value="1.351" calcext:value-type="float">
            <text:p>1.351</text:p>
          </table:table-cell>
          <table:table-cell table:formula="of:=[.B69]-[.$H$2]" office:value-type="float" office:value="0.00299999999999989" calcext:value-type="float">
            <text:p>0.003</text:p>
          </table:table-cell>
          <table:table-cell table:formula="of:=IF(ABS([.C69])&gt;[.$H$3])" office:value-type="boolean" office:boolean-value="false" calcext:value-type="boolean">
            <text:p>FALSE</text:p>
          </table:table-cell>
          <table:table-cell table:formula="of:=[.$H$2]/[.B69]" office:value-type="float" office:value="0.997779422649889" calcext:value-type="float">
            <text:p>0.9977794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hort-enums</text:p>
          </table:table-cell>
          <table:table-cell office:value-type="float" office:value="1.3515" calcext:value-type="float">
            <text:p>1.3515</text:p>
          </table:table-cell>
          <table:table-cell table:formula="of:=[.B70]-[.$H$2]" office:value-type="float" office:value="0.00350000000000006" calcext:value-type="float">
            <text:p>0.0035</text:p>
          </table:table-cell>
          <table:table-cell table:formula="of:=IF(ABS([.C70])&gt;[.$H$3])" office:value-type="boolean" office:boolean-value="false" calcext:value-type="boolean">
            <text:p>FALSE</text:p>
          </table:table-cell>
          <table:table-cell table:formula="of:=[.$H$2]/[.B70]" office:value-type="float" office:value="0.997410284868665" calcext:value-type="float">
            <text:p>0.9974102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dce</text:p>
          </table:table-cell>
          <table:table-cell office:value-type="float" office:value="1.3517" calcext:value-type="float">
            <text:p>1.3517</text:p>
          </table:table-cell>
          <table:table-cell table:formula="of:=[.B71]-[.$H$2]" office:value-type="float" office:value="0.00370000000000004" calcext:value-type="float">
            <text:p>0.0037</text:p>
          </table:table-cell>
          <table:table-cell table:formula="of:=IF(ABS([.C71])&gt;[.$H$3])" office:value-type="boolean" office:boolean-value="false" calcext:value-type="boolean">
            <text:p>FALSE</text:p>
          </table:table-cell>
          <table:table-cell table:formula="of:=[.$H$2]/[.B71]" office:value-type="float" office:value="0.997262706221795" calcext:value-type="float">
            <text:p>0.9972627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predictive-commoning</text:p>
          </table:table-cell>
          <table:table-cell office:value-type="float" office:value="1.3517" calcext:value-type="float">
            <text:p>1.3517</text:p>
          </table:table-cell>
          <table:table-cell table:formula="of:=[.B72]-[.$H$2]" office:value-type="float" office:value="0.00370000000000004" calcext:value-type="float">
            <text:p>0.0037</text:p>
          </table:table-cell>
          <table:table-cell table:formula="of:=IF(ABS([.C72])&gt;[.$H$3])" office:value-type="boolean" office:boolean-value="false" calcext:value-type="boolean">
            <text:p>FALSE</text:p>
          </table:table-cell>
          <table:table-cell table:formula="of:=[.$H$2]/[.B72]" office:value-type="float" office:value="0.997262706221795" calcext:value-type="float">
            <text:p>0.9972627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optimize-register-move</text:p>
          </table:table-cell>
          <table:table-cell office:value-type="float" office:value="1.3519" calcext:value-type="float">
            <text:p>1.3519</text:p>
          </table:table-cell>
          <table:table-cell table:formula="of:=[.B73]-[.$H$2]" office:value-type="float" office:value="0.00390000000000001" calcext:value-type="float">
            <text:p>0.0039</text:p>
          </table:table-cell>
          <table:table-cell table:formula="of:=IF(ABS([.C73])&gt;[.$H$3])" office:value-type="boolean" office:boolean-value="false" calcext:value-type="boolean">
            <text:p>FALSE</text:p>
          </table:table-cell>
          <table:table-cell table:formula="of:=[.$H$2]/[.B73]" office:value-type="float" office:value="0.997115171240476" calcext:value-type="float">
            <text:p>0.9971151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se-follow-jumps</text:p>
          </table:table-cell>
          <table:table-cell office:value-type="float" office:value="1.352" calcext:value-type="float">
            <text:p>1.352</text:p>
          </table:table-cell>
          <table:table-cell table:formula="of:=[.B74]-[.$H$2]" office:value-type="float" office:value="0.004" calcext:value-type="float">
            <text:p>0.004</text:p>
          </table:table-cell>
          <table:table-cell table:formula="of:=IF(ABS([.C74])&gt;[.$H$3])" office:value-type="boolean" office:boolean-value="false" calcext:value-type="boolean">
            <text:p>FALSE</text:p>
          </table:table-cell>
          <table:table-cell table:formula="of:=[.$H$2]/[.B74]" office:value-type="float" office:value="0.997041420118343" calcext:value-type="float">
            <text:p>0.9970414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ule-insns2</text:p>
          </table:table-cell>
          <table:table-cell office:value-type="float" office:value="1.3521" calcext:value-type="float">
            <text:p>1.3521</text:p>
          </table:table-cell>
          <table:table-cell table:formula="of:=[.B75]-[.$H$2]" office:value-type="float" office:value="0.00409999999999999" calcext:value-type="float">
            <text:p>0.0041</text:p>
          </table:table-cell>
          <table:table-cell table:formula="of:=IF(ABS([.C75])&gt;[.$H$3])" office:value-type="boolean" office:boolean-value="false" calcext:value-type="boolean">
            <text:p>FALSE</text:p>
          </table:table-cell>
          <table:table-cell table:formula="of:=[.$H$2]/[.B75]" office:value-type="float" office:value="0.996967679905332" calcext:value-type="float">
            <text:p>0.9969676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gcse-after-reload</text:p>
          </table:table-cell>
          <table:table-cell office:value-type="float" office:value="1.3524" calcext:value-type="float">
            <text:p>1.3524</text:p>
          </table:table-cell>
          <table:table-cell table:formula="of:=[.B76]-[.$H$2]" office:value-type="float" office:value="0.00439999999999996" calcext:value-type="float">
            <text:p>0.0044</text:p>
          </table:table-cell>
          <table:table-cell table:formula="of:=IF(ABS([.C76])&gt;[.$H$3])" office:value-type="boolean" office:boolean-value="false" calcext:value-type="boolean">
            <text:p>FALSE</text:p>
          </table:table-cell>
          <table:table-cell table:formula="of:=[.$H$2]/[.B76]" office:value-type="float" office:value="0.996746524696835" calcext:value-type="float">
            <text:p>0.9967465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math-errno</text:p>
          </table:table-cell>
          <table:table-cell office:value-type="float" office:value="1.3524" calcext:value-type="float">
            <text:p>1.3524</text:p>
          </table:table-cell>
          <table:table-cell table:formula="of:=[.B77]-[.$H$2]" office:value-type="float" office:value="0.00439999999999996" calcext:value-type="float">
            <text:p>0.0044</text:p>
          </table:table-cell>
          <table:table-cell table:formula="of:=IF(ABS([.C77])&gt;[.$H$3])" office:value-type="boolean" office:boolean-value="false" calcext:value-type="boolean">
            <text:p>FALSE</text:p>
          </table:table-cell>
          <table:table-cell table:formula="of:=[.$H$2]/[.B77]" office:value-type="float" office:value="0.996746524696835" calcext:value-type="float">
            <text:p>0.9967465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sra</text:p>
          </table:table-cell>
          <table:table-cell office:value-type="float" office:value="1.3525" calcext:value-type="float">
            <text:p>1.3525</text:p>
          </table:table-cell>
          <table:table-cell table:formula="of:=[.B78]-[.$H$2]" office:value-type="float" office:value="0.00449999999999995" calcext:value-type="float">
            <text:p>0.0045</text:p>
          </table:table-cell>
          <table:table-cell table:formula="of:=IF(ABS([.C78])&gt;[.$H$3])" office:value-type="boolean" office:boolean-value="false" calcext:value-type="boolean">
            <text:p>FALSE</text:p>
          </table:table-cell>
          <table:table-cell table:formula="of:=[.$H$2]/[.B78]" office:value-type="float" office:value="0.996672828096118" calcext:value-type="float">
            <text:p>0.9966728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lign-functions</text:p>
          </table:table-cell>
          <table:table-cell office:value-type="float" office:value="1.3529" calcext:value-type="float">
            <text:p>1.3529</text:p>
          </table:table-cell>
          <table:table-cell table:formula="of:=[.B79]-[.$H$2]" office:value-type="float" office:value="0.0048999999999999" calcext:value-type="float">
            <text:p>0.0049</text:p>
          </table:table-cell>
          <table:table-cell table:formula="of:=IF(ABS([.C79])&gt;[.$H$3])" office:value-type="boolean" office:boolean-value="false" calcext:value-type="boolean">
            <text:p>FALSE</text:p>
          </table:table-cell>
          <table:table-cell table:formula="of:=[.$H$2]/[.B79]" office:value-type="float" office:value="0.996378150639367" calcext:value-type="float">
            <text:p>0.9963781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cev-cprop</text:p>
          </table:table-cell>
          <table:table-cell office:value-type="float" office:value="1.353" calcext:value-type="float">
            <text:p>1.353</text:p>
          </table:table-cell>
          <table:table-cell table:formula="of:=[.B80]-[.$H$2]" office:value-type="float" office:value="0.00499999999999989" calcext:value-type="float">
            <text:p>0.005</text:p>
          </table:table-cell>
          <table:table-cell table:formula="of:=IF(ABS([.C80])&gt;[.$H$3])" office:value-type="boolean" office:boolean-value="false" calcext:value-type="boolean">
            <text:p>FALSE</text:p>
          </table:table-cell>
          <table:table-cell table:formula="of:=[.$H$2]/[.B80]" office:value-type="float" office:value="0.99630450849963" calcext:value-type="float">
            <text:p>0.9963045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lp-vectorize</text:p>
          </table:table-cell>
          <table:table-cell office:value-type="float" office:value="1.353" calcext:value-type="float">
            <text:p>1.353</text:p>
          </table:table-cell>
          <table:table-cell table:formula="of:=[.B81]-[.$H$2]" office:value-type="float" office:value="0.00499999999999989" calcext:value-type="float">
            <text:p>0.005</text:p>
          </table:table-cell>
          <table:table-cell table:formula="of:=IF(ABS([.C81])&gt;[.$H$3])" office:value-type="boolean" office:boolean-value="false" calcext:value-type="boolean">
            <text:p>FALSE</text:p>
          </table:table-cell>
          <table:table-cell table:formula="of:=[.$H$2]/[.B81]" office:value-type="float" office:value="0.99630450849963" calcext:value-type="float">
            <text:p>0.9963045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critical-path-heuristic</text:p>
          </table:table-cell>
          <table:table-cell office:value-type="float" office:value="1.3531" calcext:value-type="float">
            <text:p>1.3531</text:p>
          </table:table-cell>
          <table:table-cell table:formula="of:=[.B82]-[.$H$2]" office:value-type="float" office:value="0.00509999999999988" calcext:value-type="float">
            <text:p>0.0051</text:p>
          </table:table-cell>
          <table:table-cell table:formula="of:=IF(ABS([.C82])&gt;[.$H$3])" office:value-type="boolean" office:boolean-value="false" calcext:value-type="boolean">
            <text:p>FALSE</text:p>
          </table:table-cell>
          <table:table-cell table:formula="of:=[.$H$2]/[.B82]" office:value-type="float" office:value="0.996230877244845" calcext:value-type="float">
            <text:p>0.9962308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lign-loops</text:p>
          </table:table-cell>
          <table:table-cell office:value-type="float" office:value="1.3532" calcext:value-type="float">
            <text:p>1.3532</text:p>
          </table:table-cell>
          <table:table-cell table:formula="of:=[.B83]-[.$H$2]" office:value-type="float" office:value="0.00519999999999987" calcext:value-type="float">
            <text:p>0.0052</text:p>
          </table:table-cell>
          <table:table-cell table:formula="of:=IF(ABS([.C83])&gt;[.$H$3])" office:value-type="boolean" office:boolean-value="false" calcext:value-type="boolean">
            <text:p>FALSE</text:p>
          </table:table-cell>
          <table:table-cell table:formula="of:=[.$H$2]/[.B83]" office:value-type="float" office:value="0.996157256872598" calcext:value-type="float">
            <text:p>0.9961572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devirtualize</text:p>
          </table:table-cell>
          <table:table-cell office:value-type="float" office:value="1.3534" calcext:value-type="float">
            <text:p>1.3534</text:p>
          </table:table-cell>
          <table:table-cell table:formula="of:=[.B84]-[.$H$2]" office:value-type="float" office:value="0.00540000000000007" calcext:value-type="float">
            <text:p>0.0054</text:p>
          </table:table-cell>
          <table:table-cell table:formula="of:=IF(ABS([.C84])&gt;[.$H$3])" office:value-type="boolean" office:boolean-value="false" calcext:value-type="boolean">
            <text:p>FALSE</text:p>
          </table:table-cell>
          <table:table-cell table:formula="of:=[.$H$2]/[.B84]" office:value-type="float" office:value="0.996010048766071" calcext:value-type="float">
            <text:p>0.9960100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rerun-cse-after-loop</text:p>
          </table:table-cell>
          <table:table-cell office:value-type="float" office:value="1.3534" calcext:value-type="float">
            <text:p>1.3534</text:p>
          </table:table-cell>
          <table:table-cell table:formula="of:=[.B85]-[.$H$2]" office:value-type="float" office:value="0.00540000000000007" calcext:value-type="float">
            <text:p>0.0054</text:p>
          </table:table-cell>
          <table:table-cell table:formula="of:=IF(ABS([.C85])&gt;[.$H$3])" office:value-type="boolean" office:boolean-value="false" calcext:value-type="boolean">
            <text:p>FALSE</text:p>
          </table:table-cell>
          <table:table-cell table:formula="of:=[.$H$2]/[.B85]" office:value-type="float" office:value="0.996010048766071" calcext:value-type="float">
            <text:p>0.9960100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witch-conversion</text:p>
          </table:table-cell>
          <table:table-cell office:value-type="float" office:value="1.3535" calcext:value-type="float">
            <text:p>1.3535</text:p>
          </table:table-cell>
          <table:table-cell table:formula="of:=[.B86]-[.$H$2]" office:value-type="float" office:value="0.00549999999999984" calcext:value-type="float">
            <text:p>0.0055</text:p>
          </table:table-cell>
          <table:table-cell table:formula="of:=IF(ABS([.C86])&gt;[.$H$3])" office:value-type="boolean" office:boolean-value="false" calcext:value-type="boolean">
            <text:p>FALSE</text:p>
          </table:table-cell>
          <table:table-cell table:formula="of:=[.$H$2]/[.B86]" office:value-type="float" office:value="0.995936461026967" calcext:value-type="float">
            <text:p>0.995936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pta</text:p>
          </table:table-cell>
          <table:table-cell office:value-type="float" office:value="1.3537" calcext:value-type="float">
            <text:p>1.3537</text:p>
          </table:table-cell>
          <table:table-cell table:formula="of:=[.B87]-[.$H$2]" office:value-type="float" office:value="0.00569999999999982" calcext:value-type="float">
            <text:p>0.0057</text:p>
          </table:table-cell>
          <table:table-cell table:formula="of:=IF(ABS([.C87])&gt;[.$H$3])" office:value-type="boolean" office:boolean-value="false" calcext:value-type="boolean">
            <text:p>FALSE</text:p>
          </table:table-cell>
          <table:table-cell table:formula="of:=[.$H$2]/[.B87]" office:value-type="float" office:value="0.995789318165029" calcext:value-type="float">
            <text:p>0.9957893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delete-null-pointer-checks</text:p>
          </table:table-cell>
          <table:table-cell office:value-type="float" office:value="1.3539" calcext:value-type="float">
            <text:p>1.3539</text:p>
          </table:table-cell>
          <table:table-cell table:formula="of:=[.B88]-[.$H$2]" office:value-type="float" office:value="0.00590000000000002" calcext:value-type="float">
            <text:p>0.0059</text:p>
          </table:table-cell>
          <table:table-cell table:formula="of:=IF(ABS([.C88])&gt;[.$H$3])" office:value-type="boolean" office:boolean-value="false" calcext:value-type="boolean">
            <text:p>FALSE</text:p>
          </table:table-cell>
          <table:table-cell table:formula="of:=[.$H$2]/[.B88]" office:value-type="float" office:value="0.99564221877539" calcext:value-type="float">
            <text:p>0.9956422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peephole</text:p>
          </table:table-cell>
          <table:table-cell office:value-type="float" office:value="1.3539" calcext:value-type="float">
            <text:p>1.3539</text:p>
          </table:table-cell>
          <table:table-cell table:formula="of:=[.B89]-[.$H$2]" office:value-type="float" office:value="0.00590000000000002" calcext:value-type="float">
            <text:p>0.0059</text:p>
          </table:table-cell>
          <table:table-cell table:formula="of:=IF(ABS([.C89])&gt;[.$H$3])" office:value-type="boolean" office:boolean-value="false" calcext:value-type="boolean">
            <text:p>FALSE</text:p>
          </table:table-cell>
          <table:table-cell table:formula="of:=[.$H$2]/[.B89]" office:value-type="float" office:value="0.99564221877539" calcext:value-type="float">
            <text:p>0.9956422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vrp</text:p>
          </table:table-cell>
          <table:table-cell office:value-type="float" office:value="1.3539" calcext:value-type="float">
            <text:p>1.3539</text:p>
          </table:table-cell>
          <table:table-cell table:formula="of:=[.B90]-[.$H$2]" office:value-type="float" office:value="0.00590000000000002" calcext:value-type="float">
            <text:p>0.0059</text:p>
          </table:table-cell>
          <table:table-cell table:formula="of:=IF(ABS([.C90])&gt;[.$H$3])" office:value-type="boolean" office:boolean-value="false" calcext:value-type="boolean">
            <text:p>FALSE</text:p>
          </table:table-cell>
          <table:table-cell table:formula="of:=[.$H$2]/[.B90]" office:value-type="float" office:value="0.99564221877539" calcext:value-type="float">
            <text:p>0.9956422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aller-saves</text:p>
          </table:table-cell>
          <table:table-cell office:value-type="float" office:value="1.3541" calcext:value-type="float">
            <text:p>1.3541</text:p>
          </table:table-cell>
          <table:table-cell table:formula="of:=[.B91]-[.$H$2]" office:value-type="float" office:value="0.00609999999999999" calcext:value-type="float">
            <text:p>0.0061</text:p>
          </table:table-cell>
          <table:table-cell table:formula="of:=IF(ABS([.C91])&gt;[.$H$3])" office:value-type="boolean" office:boolean-value="false" calcext:value-type="boolean">
            <text:p>FALSE</text:p>
          </table:table-cell>
          <table:table-cell table:formula="of:=[.$H$2]/[.B91]" office:value-type="float" office:value="0.995495162838786" calcext:value-type="float">
            <text:p>0.9954951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hrink-wrap</text:p>
          </table:table-cell>
          <table:table-cell office:value-type="float" office:value="1.3542" calcext:value-type="float">
            <text:p>1.3542</text:p>
          </table:table-cell>
          <table:table-cell table:formula="of:=[.B92]-[.$H$2]" office:value-type="float" office:value="0.00619999999999998" calcext:value-type="float">
            <text:p>0.0062</text:p>
          </table:table-cell>
          <table:table-cell table:formula="of:=IF(ABS([.C92])&gt;[.$H$3])" office:value-type="boolean" office:boolean-value="false" calcext:value-type="boolean">
            <text:p>FALSE</text:p>
          </table:table-cell>
          <table:table-cell table:formula="of:=[.$H$2]/[.B92]" office:value-type="float" office:value="0.995421651159356" calcext:value-type="float">
            <text:p>0.9954216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gcse</text:p>
          </table:table-cell>
          <table:table-cell office:value-type="float" office:value="1.3544" calcext:value-type="float">
            <text:p>1.3544</text:p>
          </table:table-cell>
          <table:table-cell table:formula="of:=[.B93]-[.$H$2]" office:value-type="float" office:value="0.00639999999999996" calcext:value-type="float">
            <text:p>0.0064</text:p>
          </table:table-cell>
          <table:table-cell table:formula="of:=IF(ABS([.C93])&gt;[.$H$3])" office:value-type="boolean" office:boolean-value="false" calcext:value-type="boolean">
            <text:p>FALSE</text:p>
          </table:table-cell>
          <table:table-cell table:formula="of:=[.$H$2]/[.B93]" office:value-type="float" office:value="0.995274660366214" calcext:value-type="float">
            <text:p>0.9952746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nline-functions</text:p>
          </table:table-cell>
          <table:table-cell office:value-type="float" office:value="1.3544" calcext:value-type="float">
            <text:p>1.3544</text:p>
          </table:table-cell>
          <table:table-cell table:formula="of:=[.B94]-[.$H$2]" office:value-type="float" office:value="0.00639999999999996" calcext:value-type="float">
            <text:p>0.0064</text:p>
          </table:table-cell>
          <table:table-cell table:formula="of:=IF(ABS([.C94])&gt;[.$H$3])" office:value-type="boolean" office:boolean-value="false" calcext:value-type="boolean">
            <text:p>FALSE</text:p>
          </table:table-cell>
          <table:table-cell table:formula="of:=[.$H$2]/[.B94]" office:value-type="float" office:value="0.995274660366214" calcext:value-type="float">
            <text:p>0.9952746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rank-heuristic</text:p>
          </table:table-cell>
          <table:table-cell office:value-type="float" office:value="1.3547" calcext:value-type="float">
            <text:p>1.3547</text:p>
          </table:table-cell>
          <table:table-cell table:formula="of:=[.B95]-[.$H$2]" office:value-type="float" office:value="0.00669999999999993" calcext:value-type="float">
            <text:p>0.0067</text:p>
          </table:table-cell>
          <table:table-cell table:formula="of:=IF(ABS([.C95])&gt;[.$H$3])" office:value-type="boolean" office:boolean-value="false" calcext:value-type="boolean">
            <text:p>FALSE</text:p>
          </table:table-cell>
          <table:table-cell table:formula="of:=[.$H$2]/[.B95]" office:value-type="float" office:value="0.995054255554735" calcext:value-type="float">
            <text:p>0.9950542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jump-tables</text:p>
          </table:table-cell>
          <table:table-cell office:value-type="float" office:value="1.3548" calcext:value-type="float">
            <text:p>1.3548</text:p>
          </table:table-cell>
          <table:table-cell table:formula="of:=[.B96]-[.$H$2]" office:value-type="float" office:value="0.00679999999999992" calcext:value-type="float">
            <text:p>0.0068</text:p>
          </table:table-cell>
          <table:table-cell table:formula="of:=IF(ABS([.C96])&gt;[.$H$3])" office:value-type="boolean" office:boolean-value="false" calcext:value-type="boolean">
            <text:p>FALSE</text:p>
          </table:table-cell>
          <table:table-cell table:formula="of:=[.$H$2]/[.B96]" office:value-type="float" office:value="0.994980808975495" calcext:value-type="float">
            <text:p>0.994980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lsr</text:p>
          </table:table-cell>
          <table:table-cell office:value-type="float" office:value="1.3549" calcext:value-type="float">
            <text:p>1.3549</text:p>
          </table:table-cell>
          <table:table-cell table:formula="of:=[.B97]-[.$H$2]" office:value-type="float" office:value="0.00689999999999991" calcext:value-type="float">
            <text:p>0.0069</text:p>
          </table:table-cell>
          <table:table-cell table:formula="of:=IF(ABS([.C97])&gt;[.$H$3])" office:value-type="boolean" office:boolean-value="false" calcext:value-type="boolean">
            <text:p>FALSE</text:p>
          </table:table-cell>
          <table:table-cell table:formula="of:=[.$H$2]/[.B97]" office:value-type="float" office:value="0.994907373237877" calcext:value-type="float">
            <text:p>0.9949073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unswitch-loops</text:p>
          </table:table-cell>
          <table:table-cell office:value-type="float" office:value="1.3549" calcext:value-type="float">
            <text:p>1.3549</text:p>
          </table:table-cell>
          <table:table-cell table:formula="of:=[.B98]-[.$H$2]" office:value-type="float" office:value="0.00689999999999991" calcext:value-type="float">
            <text:p>0.0069</text:p>
          </table:table-cell>
          <table:table-cell table:formula="of:=IF(ABS([.C98])&gt;[.$H$3])" office:value-type="boolean" office:boolean-value="false" calcext:value-type="boolean">
            <text:p>FALSE</text:p>
          </table:table-cell>
          <table:table-cell table:formula="of:=[.$H$2]/[.B98]" office:value-type="float" office:value="0.994907373237877" calcext:value-type="float">
            <text:p>0.9949073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var-tracking</text:p>
          </table:table-cell>
          <table:table-cell office:value-type="float" office:value="1.3554" calcext:value-type="float">
            <text:p>1.3554</text:p>
          </table:table-cell>
          <table:table-cell table:formula="of:=[.B99]-[.$H$2]" office:value-type="float" office:value="0.00739999999999985" calcext:value-type="float">
            <text:p>0.0074</text:p>
          </table:table-cell>
          <table:table-cell table:formula="of:=IF(ABS([.C99])&gt;[.$H$3])" office:value-type="boolean" office:boolean-value="false" calcext:value-type="boolean">
            <text:p>FALSE</text:p>
          </table:table-cell>
          <table:table-cell table:formula="of:=[.$H$2]/[.B99]" office:value-type="float" office:value="0.994540357090158" calcext:value-type="float">
            <text:p>0.9945403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optimize-strlen</text:p>
          </table:table-cell>
          <table:table-cell office:value-type="float" office:value="1.3556" calcext:value-type="float">
            <text:p>1.3556</text:p>
          </table:table-cell>
          <table:table-cell table:formula="of:=[.B100]-[.$H$2]" office:value-type="float" office:value="0.00759999999999983" calcext:value-type="float">
            <text:p>0.0076</text:p>
          </table:table-cell>
          <table:table-cell table:formula="of:=IF(ABS([.C100])&gt;[.$H$3])" office:value-type="boolean" office:boolean-value="false" calcext:value-type="boolean">
            <text:p>FALSE</text:p>
          </table:table-cell>
          <table:table-cell table:formula="of:=[.$H$2]/[.B100]" office:value-type="float" office:value="0.994393626438477" calcext:value-type="float">
            <text:p>0.9943936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cselim</text:p>
          </table:table-cell>
          <table:table-cell office:value-type="float" office:value="1.3559" calcext:value-type="float">
            <text:p>1.3559</text:p>
          </table:table-cell>
          <table:table-cell table:formula="of:=[.B101]-[.$H$2]" office:value-type="float" office:value="0.00790000000000002" calcext:value-type="float">
            <text:p>0.0079</text:p>
          </table:table-cell>
          <table:table-cell table:formula="of:=IF(ABS([.C101])&gt;[.$H$3])" office:value-type="boolean" office:boolean-value="false" calcext:value-type="boolean">
            <text:p>FALSE</text:p>
          </table:table-cell>
          <table:table-cell table:formula="of:=[.$H$2]/[.B101]" office:value-type="float" office:value="0.994173611623276" calcext:value-type="float">
            <text:p>0.9941736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dse</text:p>
          </table:table-cell>
          <table:table-cell office:value-type="float" office:value="1.356" calcext:value-type="float">
            <text:p>1.356</text:p>
          </table:table-cell>
          <table:table-cell table:formula="of:=[.B102]-[.$H$2]" office:value-type="float" office:value="0.00800000000000001" calcext:value-type="float">
            <text:p>0.008</text:p>
          </table:table-cell>
          <table:table-cell table:formula="of:=IF(ABS([.C102])&gt;[.$H$3])" office:value-type="boolean" office:boolean-value="false" calcext:value-type="boolean">
            <text:p>FALSE</text:p>
          </table:table-cell>
          <table:table-cell table:formula="of:=[.$H$2]/[.B102]" office:value-type="float" office:value="0.994100294985251" calcext:value-type="float">
            <text:p>0.994100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ombine-stack-adjustments</text:p>
          </table:table-cell>
          <table:table-cell office:value-type="float" office:value="1.3562" calcext:value-type="float">
            <text:p>1.3562</text:p>
          </table:table-cell>
          <table:table-cell table:formula="of:=[.B103]-[.$H$2]" office:value-type="float" office:value="0.00819999999999999" calcext:value-type="float">
            <text:p>0.0082</text:p>
          </table:table-cell>
          <table:table-cell table:formula="of:=IF(ABS([.C103])&gt;[.$H$3])" office:value-type="boolean" office:boolean-value="true" calcext:value-type="boolean">
            <text:p>TRUE</text:p>
          </table:table-cell>
          <table:table-cell table:formula="of:=[.$H$2]/[.B103]" office:value-type="float" office:value="0.993953694145406" calcext:value-type="float">
            <text:p>0.9939536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reorder-functions</text:p>
          </table:table-cell>
          <table:table-cell office:value-type="float" office:value="1.3563" calcext:value-type="float">
            <text:p>1.3563</text:p>
          </table:table-cell>
          <table:table-cell table:formula="of:=[.B104]-[.$H$2]" office:value-type="float" office:value="0.00829999999999997" calcext:value-type="float">
            <text:p>0.0083</text:p>
          </table:table-cell>
          <table:table-cell table:formula="of:=IF(ABS([.C104])&gt;[.$H$3])" office:value-type="boolean" office:boolean-value="true" calcext:value-type="boolean">
            <text:p>TRUE</text:p>
          </table:table-cell>
          <table:table-cell table:formula="of:=[.$H$2]/[.B104]" office:value-type="float" office:value="0.993880409938804" calcext:value-type="float">
            <text:p>0.9938804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web</text:p>
          </table:table-cell>
          <table:table-cell office:value-type="float" office:value="1.3563" calcext:value-type="float">
            <text:p>1.3563</text:p>
          </table:table-cell>
          <table:table-cell table:formula="of:=[.B105]-[.$H$2]" office:value-type="float" office:value="0.00829999999999997" calcext:value-type="float">
            <text:p>0.0083</text:p>
          </table:table-cell>
          <table:table-cell table:formula="of:=IF(ABS([.C105])&gt;[.$H$3])" office:value-type="boolean" office:boolean-value="true" calcext:value-type="boolean">
            <text:p>TRUE</text:p>
          </table:table-cell>
          <table:table-cell table:formula="of:=[.$H$2]/[.B105]" office:value-type="float" office:value="0.993880409938804" calcext:value-type="float">
            <text:p>0.9938804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synchronous-unwind-tables</text:p>
          </table:table-cell>
          <table:table-cell office:value-type="float" office:value="1.3565" calcext:value-type="float">
            <text:p>1.3565</text:p>
          </table:table-cell>
          <table:table-cell table:formula="of:=[.B106]-[.$H$2]" office:value-type="float" office:value="0.00849999999999995" calcext:value-type="float">
            <text:p>0.0085</text:p>
          </table:table-cell>
          <table:table-cell table:formula="of:=IF(ABS([.C106])&gt;[.$H$3])" office:value-type="boolean" office:boolean-value="true" calcext:value-type="boolean">
            <text:p>TRUE</text:p>
          </table:table-cell>
          <table:table-cell table:formula="of:=[.$H$2]/[.B106]" office:value-type="float" office:value="0.993733873940288" calcext:value-type="float">
            <text:p>0.9937338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loop-im</text:p>
          </table:table-cell>
          <table:table-cell office:value-type="float" office:value="1.3565" calcext:value-type="float">
            <text:p>1.3565</text:p>
          </table:table-cell>
          <table:table-cell table:formula="of:=[.B107]-[.$H$2]" office:value-type="float" office:value="0.00849999999999995" calcext:value-type="float">
            <text:p>0.0085</text:p>
          </table:table-cell>
          <table:table-cell table:formula="of:=IF(ABS([.C107])&gt;[.$H$3])" office:value-type="boolean" office:boolean-value="true" calcext:value-type="boolean">
            <text:p>TRUE</text:p>
          </table:table-cell>
          <table:table-cell table:formula="of:=[.$H$2]/[.B107]" office:value-type="float" office:value="0.993733873940288" calcext:value-type="float">
            <text:p>0.9937338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group-heuristic</text:p>
          </table:table-cell>
          <table:table-cell office:value-type="float" office:value="1.3566" calcext:value-type="float">
            <text:p>1.3566</text:p>
          </table:table-cell>
          <table:table-cell table:formula="of:=[.B108]-[.$H$2]" office:value-type="float" office:value="0.00859999999999994" calcext:value-type="float">
            <text:p>0.0086</text:p>
          </table:table-cell>
          <table:table-cell table:formula="of:=IF(ABS([.C108])&gt;[.$H$3])" office:value-type="boolean" office:boolean-value="true" calcext:value-type="boolean">
            <text:p>TRUE</text:p>
          </table:table-cell>
          <table:table-cell table:formula="of:=[.$H$2]/[.B108]" office:value-type="float" office:value="0.993660622143594" calcext:value-type="float">
            <text:p>0.9936606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regmove</text:p>
          </table:table-cell>
          <table:table-cell office:value-type="float" office:value="1.3568" calcext:value-type="float">
            <text:p>1.3568</text:p>
          </table:table-cell>
          <table:table-cell table:formula="of:=[.B109]-[.$H$2]" office:value-type="float" office:value="0.00879999999999992" calcext:value-type="float">
            <text:p>0.0088</text:p>
          </table:table-cell>
          <table:table-cell table:formula="of:=IF(ABS([.C109])&gt;[.$H$3])" office:value-type="boolean" office:boolean-value="true" calcext:value-type="boolean">
            <text:p>TRUE</text:p>
          </table:table-cell>
          <table:table-cell table:formula="of:=[.$H$2]/[.B109]" office:value-type="float" office:value="0.993514150943396" calcext:value-type="float">
            <text:p>0.9935141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rename-registers</text:p>
          </table:table-cell>
          <table:table-cell office:value-type="float" office:value="1.3568" calcext:value-type="float">
            <text:p>1.3568</text:p>
          </table:table-cell>
          <table:table-cell table:formula="of:=[.B110]-[.$H$2]" office:value-type="float" office:value="0.00879999999999992" calcext:value-type="float">
            <text:p>0.0088</text:p>
          </table:table-cell>
          <table:table-cell table:formula="of:=IF(ABS([.C110])&gt;[.$H$3])" office:value-type="boolean" office:boolean-value="true" calcext:value-type="boolean">
            <text:p>TRUE</text:p>
          </table:table-cell>
          <table:table-cell table:formula="of:=[.$H$2]/[.B110]" office:value-type="float" office:value="0.993514150943396" calcext:value-type="float">
            <text:p>0.9935141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peephole2</text:p>
          </table:table-cell>
          <table:table-cell office:value-type="float" office:value="1.3572" calcext:value-type="float">
            <text:p>1.3572</text:p>
          </table:table-cell>
          <table:table-cell table:formula="of:=[.B111]-[.$H$2]" office:value-type="float" office:value="0.00919999999999988" calcext:value-type="float">
            <text:p>0.0092</text:p>
          </table:table-cell>
          <table:table-cell table:formula="of:=IF(ABS([.C111])&gt;[.$H$3])" office:value-type="boolean" office:boolean-value="true" calcext:value-type="boolean">
            <text:p>TRUE</text:p>
          </table:table-cell>
          <table:table-cell table:formula="of:=[.$H$2]/[.B111]" office:value-type="float" office:value="0.993221338048924" calcext:value-type="float">
            <text:p>0.993221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dominator-opts</text:p>
          </table:table-cell>
          <table:table-cell office:value-type="float" office:value="1.3572" calcext:value-type="float">
            <text:p>1.3572</text:p>
          </table:table-cell>
          <table:table-cell table:formula="of:=[.B112]-[.$H$2]" office:value-type="float" office:value="0.00919999999999988" calcext:value-type="float">
            <text:p>0.0092</text:p>
          </table:table-cell>
          <table:table-cell table:formula="of:=IF(ABS([.C112])&gt;[.$H$3])" office:value-type="boolean" office:boolean-value="true" calcext:value-type="boolean">
            <text:p>TRUE</text:p>
          </table:table-cell>
          <table:table-cell table:formula="of:=[.$H$2]/[.B112]" office:value-type="float" office:value="0.993221338048924" calcext:value-type="float">
            <text:p>0.993221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loop-distribute-patterns</text:p>
          </table:table-cell>
          <table:table-cell office:value-type="float" office:value="1.3572" calcext:value-type="float">
            <text:p>1.3572</text:p>
          </table:table-cell>
          <table:table-cell table:formula="of:=[.B113]-[.$H$2]" office:value-type="float" office:value="0.00919999999999988" calcext:value-type="float">
            <text:p>0.0092</text:p>
          </table:table-cell>
          <table:table-cell table:formula="of:=IF(ABS([.C113])&gt;[.$H$3])" office:value-type="boolean" office:boolean-value="true" calcext:value-type="boolean">
            <text:p>TRUE</text:p>
          </table:table-cell>
          <table:table-cell table:formula="of:=[.$H$2]/[.B113]" office:value-type="float" office:value="0.993221338048924" calcext:value-type="float">
            <text:p>0.993221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merge-constants</text:p>
          </table:table-cell>
          <table:table-cell office:value-type="float" office:value="1.3578" calcext:value-type="float">
            <text:p>1.3578</text:p>
          </table:table-cell>
          <table:table-cell table:formula="of:=[.B114]-[.$H$2]" office:value-type="float" office:value="0.00980000000000003" calcext:value-type="float">
            <text:p>0.0098</text:p>
          </table:table-cell>
          <table:table-cell table:formula="of:=IF(ABS([.C114])&gt;[.$H$3])" office:value-type="boolean" office:boolean-value="true" calcext:value-type="boolean">
            <text:p>TRUE</text:p>
          </table:table-cell>
          <table:table-cell table:formula="of:=[.$H$2]/[.B114]" office:value-type="float" office:value="0.992782442185889" calcext:value-type="float">
            <text:p>0.9927824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ra</text:p>
          </table:table-cell>
          <table:table-cell office:value-type="float" office:value="1.358" calcext:value-type="float">
            <text:p>1.358</text:p>
          </table:table-cell>
          <table:table-cell table:formula="of:=[.B115]-[.$H$2]" office:value-type="float" office:value="0.01" calcext:value-type="float">
            <text:p>0.01</text:p>
          </table:table-cell>
          <table:table-cell table:formula="of:=IF(ABS([.C115])&gt;[.$H$3])" office:value-type="boolean" office:boolean-value="true" calcext:value-type="boolean">
            <text:p>TRUE</text:p>
          </table:table-cell>
          <table:table-cell table:formula="of:=[.$H$2]/[.B115]" office:value-type="float" office:value="0.992636229749632" calcext:value-type="float">
            <text:p>0.9926362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spec-insn-heuristic</text:p>
          </table:table-cell>
          <table:table-cell office:value-type="float" office:value="1.359" calcext:value-type="float">
            <text:p>1.359</text:p>
          </table:table-cell>
          <table:table-cell table:formula="of:=[.B116]-[.$H$2]" office:value-type="float" office:value="0.0109999999999999" calcext:value-type="float">
            <text:p>0.011</text:p>
          </table:table-cell>
          <table:table-cell table:formula="of:=IF(ABS([.C116])&gt;[.$H$3])" office:value-type="boolean" office:boolean-value="true" calcext:value-type="boolean">
            <text:p>TRUE</text:p>
          </table:table-cell>
          <table:table-cell table:formula="of:=[.$H$2]/[.B116]" office:value-type="float" office:value="0.991905813097866" calcext:value-type="float">
            <text:p>0.9919058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stalled-insns-dep</text:p>
          </table:table-cell>
          <table:table-cell office:value-type="float" office:value="1.3601" calcext:value-type="float">
            <text:p>1.3601</text:p>
          </table:table-cell>
          <table:table-cell table:formula="of:=[.B117]-[.$H$2]" office:value-type="float" office:value="0.0121" calcext:value-type="float">
            <text:p>0.0121</text:p>
          </table:table-cell>
          <table:table-cell table:formula="of:=IF(ABS([.C117])&gt;[.$H$3])" office:value-type="boolean" office:boolean-value="true" calcext:value-type="boolean">
            <text:p>TRUE</text:p>
          </table:table-cell>
          <table:table-cell table:formula="of:=[.$H$2]/[.B117]" office:value-type="float" office:value="0.991103595323873" calcext:value-type="float">
            <text:p>0.9911035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ggressive-loop-optimizations</text:p>
          </table:table-cell>
          <table:table-cell office:value-type="float" office:value="1.3635" calcext:value-type="float">
            <text:p>1.3635</text:p>
          </table:table-cell>
          <table:table-cell table:formula="of:=[.B118]-[.$H$2]" office:value-type="float" office:value="0.0155000000000001" calcext:value-type="float">
            <text:p>0.0155</text:p>
          </table:table-cell>
          <table:table-cell table:formula="of:=IF(ABS([.C118])&gt;[.$H$3])" office:value-type="boolean" office:boolean-value="true" calcext:value-type="boolean">
            <text:p>TRUE</text:p>
          </table:table-cell>
          <table:table-cell table:formula="of:=[.$H$2]/[.B118]" office:value-type="float" office:value="0.988632196552989" calcext:value-type="float">
            <text:p>0.98863219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nline</text:p>
          </table:table-cell>
          <table:table-cell office:value-type="float" office:value="1.3638" calcext:value-type="float">
            <text:p>1.3638</text:p>
          </table:table-cell>
          <table:table-cell table:formula="of:=[.B119]-[.$H$2]" office:value-type="float" office:value="0.0157999999999998" calcext:value-type="float">
            <text:p>0.0158</text:p>
          </table:table-cell>
          <table:table-cell table:formula="of:=IF(ABS([.C119])&gt;[.$H$3])" office:value-type="boolean" office:boolean-value="true" calcext:value-type="boolean">
            <text:p>TRUE</text:p>
          </table:table-cell>
          <table:table-cell table:formula="of:=[.$H$2]/[.B119]" office:value-type="float" office:value="0.988414723566505" calcext:value-type="float">
            <text:p>0.9884147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early-inlining</text:p>
          </table:table-cell>
          <table:table-cell office:value-type="float" office:value="1.3694" calcext:value-type="float">
            <text:p>1.3694</text:p>
          </table:table-cell>
          <table:table-cell table:formula="of:=[.B120]-[.$H$2]" office:value-type="float" office:value="0.0213999999999999" calcext:value-type="float">
            <text:p>0.0214</text:p>
          </table:table-cell>
          <table:table-cell table:formula="of:=IF(ABS([.C120])&gt;[.$H$3])" office:value-type="boolean" office:boolean-value="true" calcext:value-type="boolean">
            <text:p>TRUE</text:p>
          </table:table-cell>
          <table:table-cell table:formula="of:=[.$H$2]/[.B120]" office:value-type="float" office:value="0.984372717978677" calcext:value-type="float">
            <text:p>0.984372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loop-optimize</text:p>
          </table:table-cell>
          <table:table-cell office:value-type="float" office:value="1.496" calcext:value-type="float">
            <text:p>1.496</text:p>
          </table:table-cell>
          <table:table-cell table:formula="of:=[.B121]-[.$H$2]" office:value-type="float" office:value="0.148" calcext:value-type="float">
            <text:p>0.148</text:p>
          </table:table-cell>
          <table:table-cell table:formula="of:=IF(ABS([.C121])&gt;[.$H$3])" office:value-type="boolean" office:boolean-value="true" calcext:value-type="boolean">
            <text:p>TRUE</text:p>
          </table:table-cell>
          <table:table-cell table:formula="of:=[.$H$2]/[.B121]" office:value-type="float" office:value="0.901069518716577" calcext:value-type="float">
            <text:p>0.901069518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lag_result.A2:flag_result.B1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6T02:42:03.054804393</dc:date>
    <meta:editing-duration>PT10M7S</meta:editing-duration>
    <meta:editing-cycles>1</meta:editing-cycles>
    <meta:generator>LibreOffice/5.1.6.2$Linux_X86_64 LibreOffice_project/10m0$Build-2</meta:generator>
    <meta:document-statistic meta:table-count="1" meta:cell-count="620" meta:object-count="0"/>
  </office:meta>
</office:document-meta>
</file>